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
      <style:paragraph-properties fo:margin-left="0in" fo:margin-right="0in" fo:text-indent="0in" style:auto-text-indent="false"/>
    </style:style>
    <style:style style:name="P3" style:family="paragraph" style:parent-style-name="Text_20_body_20_indent">
      <style:paragraph-properties fo:margin-left="0in" fo:margin-right="0in" fo:text-indent="0in" style:auto-text-indent="false"/>
      <style:text-properties fo:color="#000000" fo:font-style="normal" style:text-underline-style="none" fo:font-weight="normal"/>
    </style:style>
    <style:style style:name="P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1" fo:font-size="10pt" style:font-name-asian="Courier1" style:font-size-asian="10pt" style:font-name-complex="Courier1" style:font-size-complex="10pt"/>
    </style:style>
    <style:style style:name="P5"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1" style:font-size-asian="12pt" style:font-name-complex="Courier1" style:font-size-complex="12pt"/>
    </style:style>
    <style:style style:name="P6" style:family="paragraph" style:parent-style-name="List_20_Number">
      <style:paragraph-properties fo:margin-left="0in" fo:margin-right="0in" fo:text-indent="0in" style:auto-text-indent="false"/>
    </style:style>
    <style:style style:name="P7" style:family="paragraph" style:parent-style-name="Text_20_body">
      <style:text-properties fo:font-weight="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italic" fo:font-weight="bold"/>
    </style:style>
    <style:style style:name="P10" style:family="paragraph" style:parent-style-name="Code">
      <style:text-properties style:font-name="Times New Roman" fo:font-size="12pt" fo:font-weight="normal" style:font-size-asian="12pt" style:font-weight-asian="normal" style:font-size-complex="12pt" style:font-weight-complex="normal"/>
    </style:style>
    <style:style style:name="P11" style:family="paragraph" style:parent-style-name="Code">
      <style:text-properties fo:font-weight="normal"/>
    </style:style>
    <style:style style:name="P1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3" style:family="paragraph" style:parent-style-name="Standard">
      <style:text-properties style:use-window-font-color="true"/>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weight="bold"/>
    </style:style>
    <style:style style:name="P16" style:family="paragraph" style:parent-style-name="Standard">
      <style:text-properties fo:font-style="normal"/>
    </style:style>
    <style:style style:name="P17" style:family="paragraph" style:parent-style-name="Standard">
      <style:paragraph-properties fo:text-align="center" style:justify-single-word="false"/>
    </style:style>
    <style:style style:name="P18" style:family="paragraph" style:parent-style-name="Text_20_body_20_indent">
      <style:text-properties fo:color="#ff0000"/>
    </style:style>
    <style:style style:name="P19" style:family="paragraph" style:parent-style-name="Text_20_body_20_indent">
      <style:text-properties style:use-window-font-color="true"/>
    </style:style>
    <style:style style:name="P20" style:family="paragraph" style:parent-style-name="Text_20_body_20_indent">
      <style:text-properties fo:font-weight="bold"/>
    </style:style>
    <style:style style:name="P21" style:family="paragraph" style:parent-style-name="Code_20_Indented">
      <style:text-properties fo:font-weight="normal"/>
    </style:style>
    <style:style style:name="P22" style:family="paragraph" style:parent-style-name="Code_20_Indented">
      <style:text-properties fo:font-size="11pt" style:font-size-asian="11pt" style:font-style-asian="italic" style:font-size-complex="11pt"/>
    </style:style>
    <style:style style:name="P23" style:family="paragraph" style:parent-style-name="Code_20_Indented">
      <style:text-properties fo:font-style="normal" fo:font-weight="normal"/>
    </style:style>
    <style:style style:name="P24" style:family="paragraph" style:parent-style-name="Code_20_Indented">
      <style:text-properties fo:font-style="normal" fo:font-weight="bold"/>
    </style:style>
    <style:style style:name="P25" style:family="paragraph" style:parent-style-name="Standard">
      <style:paragraph-properties fo:margin-left="-0.011in" fo:margin-right="0in" fo:text-indent="0in" style:auto-text-indent="false"/>
    </style:style>
    <style:style style:name="P26" style:family="paragraph" style:parent-style-name="Standard">
      <style:paragraph-properties fo:margin-left="-0.011in" fo:margin-right="0in" fo:text-indent="0in" style:auto-text-indent="false"/>
      <style:text-properties fo:font-weight="normal"/>
    </style:style>
    <style:style style:name="P27" style:family="paragraph" style:parent-style-name="Code">
      <style:paragraph-properties fo:margin-left="0.6492in" fo:margin-right="0in" fo:text-indent="-0.2201in" style:auto-text-indent="false"/>
    </style:style>
    <style:style style:name="P28"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9" style:family="paragraph" style:parent-style-name="Body_20_Text_20_First_20_Indent">
      <style:text-properties fo:font-style="italic"/>
    </style:style>
    <style:style style:name="P30" style:family="paragraph" style:parent-style-name="Code_20_Indented">
      <style:paragraph-properties fo:margin-left="0.25in" fo:margin-right="0in" fo:text-indent="0in" style:auto-text-indent="false"/>
    </style:style>
    <style:style style:name="P31" style:family="paragraph" style:parent-style-name="Code">
      <style:paragraph-properties fo:margin-left="0.5in" fo:margin-right="0in" fo:text-indent="-0.2201in" style:auto-text-indent="false"/>
    </style:style>
    <style:style style:name="P32" style:family="paragraph" style:parent-style-name="Code">
      <style:paragraph-properties fo:margin-left="0.5in" fo:margin-right="0in" fo:text-indent="-0.2201in" style:auto-text-indent="false"/>
      <style:text-properties fo:font-weight="normal"/>
    </style:style>
    <style:style style:name="P33" style:family="paragraph" style:parent-style-name="Preformatted_20_Text">
      <style:paragraph-properties fo:margin-left="0.5in" fo:margin-right="0in" fo:text-indent="-0.2201in" style:auto-text-indent="false"/>
      <style:text-properties fo:font-weight="normal"/>
    </style:style>
    <style:style style:name="P34" style:family="paragraph" style:parent-style-name="Code_20_Indented">
      <style:paragraph-properties fo:margin-left="0.5in" fo:margin-right="0in" fo:text-indent="-0.25in" style:auto-text-indent="false"/>
    </style:style>
    <style:style style:name="P35" style:family="paragraph" style:parent-style-name="Preformatted_20_Text">
      <style:paragraph-properties fo:margin-left="0.2799in" fo:margin-right="0in" fo:text-indent="0in" style:auto-text-indent="false"/>
      <style:text-properties fo:font-weight="normal"/>
    </style:style>
    <style:style style:name="P36" style:family="paragraph" style:parent-style-name="Preformatted_20_Text">
      <style:paragraph-properties fo:margin-left="0.248in" fo:margin-right="0in" fo:text-indent="0in" style:auto-text-indent="false"/>
    </style:style>
    <style:style style:name="P37" style:family="paragraph" style:parent-style-name="Preformatted_20_Text">
      <style:paragraph-properties fo:margin-left="0.248in" fo:margin-right="0in" fo:text-indent="0in" style:auto-text-indent="false"/>
      <style:text-properties fo:font-weight="normal"/>
    </style:style>
    <style:style style:name="P38" style:family="paragraph" style:parent-style-name="Preformatted_20_Text">
      <style:paragraph-properties fo:margin-left="0.5in" fo:margin-right="0in" fo:text-indent="0in" style:auto-text-indent="false"/>
      <style:text-properties fo:font-size="8pt" style:font-size-asian="8pt" style:font-size-complex="8pt"/>
    </style:style>
    <style:style style:name="P39" style:family="paragraph" style:parent-style-name="Preformatted_20_Text">
      <style:paragraph-properties fo:margin-left="0.5in" fo:margin-right="0in" fo:text-indent="0in" style:auto-text-indent="false"/>
      <style:text-properties style:font-name="Courier New" fo:font-size="9pt" style:font-size-asian="9pt" style:font-size-complex="9pt"/>
    </style:style>
    <style:style style:name="P40" style:family="paragraph" style:parent-style-name="Code_20_Indented">
      <style:paragraph-properties fo:margin-left="0.5in" fo:margin-right="0in" fo:text-indent="0in" style:auto-text-indent="false">
        <style:tab-stops/>
      </style:paragraph-properties>
      <style:text-properties style:font-name="Courier New" fo:font-size="10pt" fo:font-weight="normal" style:font-size-asian="10pt" style:font-size-complex="10pt"/>
    </style:style>
    <style:style style:name="P41" style:family="paragraph" style:parent-style-name="Code">
      <style:paragraph-properties fo:margin-left="0.5in" fo:margin-right="0in" fo:text-indent="0in" style:auto-text-indent="false">
        <style:tab-stops/>
      </style:paragraph-properties>
      <style:text-properties style:font-name="Courier New" fo:font-size="10pt" style:font-size-asian="10pt" style:font-size-complex="10pt"/>
    </style:style>
    <style:style style:name="P42" style:family="paragraph" style:parent-style-name="Preformatted_20_Text">
      <style:paragraph-properties fo:margin-left="0.0083in" fo:margin-right="0in" fo:text-indent="0in" style:auto-text-indent="false"/>
    </style:style>
    <style:style style:name="P43" style:family="paragraph" style:parent-style-name="Preformatted_20_Text">
      <style:paragraph-properties fo:margin-left="0.0083in" fo:margin-right="0in" fo:text-indent="0in" style:auto-text-indent="false"/>
      <style:text-properties style:font-name="Times New Roman" fo:font-size="12pt" style:font-size-asian="12pt" style:font-size-complex="12pt"/>
    </style:style>
    <style:style style:name="P44" style:family="paragraph" style:parent-style-name="Preformatted_20_Text">
      <style:paragraph-properties fo:margin-left="0.0083in" fo:margin-right="0in" fo:text-indent="0in" style:auto-text-indent="false"/>
      <style:text-properties style:font-name="Times New Roman" fo:font-size="12pt" fo:font-weight="normal" style:font-size-asian="12pt" style:font-size-complex="12pt"/>
    </style:style>
    <style:style style:name="P45" style:family="paragraph" style:parent-style-name="Standard">
      <style:paragraph-properties fo:margin-left="0.0083in" fo:margin-right="0in" fo:text-indent="0in" style:auto-text-indent="false"/>
      <style:text-properties style:font-name="Times New Roman" fo:font-size="12pt" fo:font-style="italic" style:font-size-asian="12pt" style:font-size-complex="12pt"/>
    </style:style>
    <style:style style:name="P46" style:family="paragraph" style:parent-style-name="Code_20_Indented">
      <style:paragraph-properties fo:margin-left="0.0083in" fo:margin-right="0in" fo:text-indent="0in" style:auto-text-indent="false"/>
      <style:text-properties style:font-name="Times New Roman" fo:font-size="12pt" fo:font-weight="normal" style:font-size-asian="12pt" style:font-size-complex="12pt"/>
    </style:style>
    <style:style style:name="P47" style:family="paragraph" style:parent-style-name="Standard">
      <style:paragraph-properties fo:margin-left="0.2728in" fo:margin-right="0in" fo:text-indent="-0.0083in" style:auto-text-indent="false">
        <style:tab-stops/>
      </style:paragraph-properties>
    </style:style>
    <style:style style:name="P48" style:family="paragraph" style:parent-style-name="Standard">
      <style:paragraph-properties fo:margin-left="0.2728in" fo:margin-right="0in" fo:text-indent="0in" style:auto-text-indent="false">
        <style:tab-stops/>
      </style:paragraph-properties>
      <style:text-properties style:font-name="Courier New" fo:font-size="10pt" fo:font-style="normal" style:font-size-asian="10pt" style:font-style-asian="italic" style:font-name-complex="Times New Roman" style:font-size-complex="10pt" style:font-style-complex="italic"/>
    </style:style>
    <style:style style:name="P49" style:family="paragraph" style:parent-style-name="Standard">
      <style:paragraph-properties fo:margin-left="0.0256in" fo:margin-right="0in" fo:text-indent="0in" style:auto-text-indent="false">
        <style:tab-stops/>
      </style:paragraph-properties>
    </style:style>
    <style:style style:name="P50" style:family="paragraph" style:parent-style-name="Standard">
      <style:paragraph-properties fo:margin-left="0.0256in" fo:margin-right="0in" fo:text-indent="0in" style:auto-text-indent="false">
        <style:tab-stops/>
      </style:paragraph-properties>
      <style:text-properties style:font-name="Times New Roman" fo:font-size="12pt" fo:font-style="normal" style:font-size-asian="12pt" style:font-style-asian="italic" style:font-name-complex="Times New Roman" style:font-size-complex="12pt" style:font-style-complex="italic"/>
    </style:style>
    <style:style style:name="P51" style:family="paragraph" style:parent-style-name="Code_20_Indented">
      <style:paragraph-properties fo:margin-left="0.2728in" fo:margin-right="0in" fo:text-indent="0.1366in" style:auto-text-indent="false">
        <style:tab-stops/>
      </style:paragraph-properties>
      <style:text-properties fo:font-style="normal" fo:font-weight="normal"/>
    </style:style>
    <style:style style:name="P52" style:family="paragraph" style:parent-style-name="Code_20_Indented">
      <style:paragraph-properties fo:margin-left="0.2728in" fo:margin-right="0in" fo:text-indent="0.1366in" style:auto-text-indent="false">
        <style:tab-stops/>
      </style:paragraph-properties>
      <style:text-properties style:font-name="Courier New" fo:font-size="10pt" fo:font-weight="normal" style:font-size-asian="10pt" style:font-size-complex="10pt"/>
    </style:style>
    <style:style style:name="P53" style:family="paragraph" style:parent-style-name="Code">
      <style:paragraph-properties fo:margin-left="0.2728in" fo:margin-right="0in" fo:text-indent="0.1366in" style:auto-text-indent="false">
        <style:tab-stops/>
      </style:paragraph-properties>
      <style:text-properties style:font-name="Courier New" fo:font-size="10pt" style:font-size-asian="10pt" style:font-size-complex="10pt"/>
    </style:style>
    <style:style style:name="P54" style:family="paragraph" style:parent-style-name="List_20_Number">
      <style:text-properties fo:font-style="normal"/>
    </style:style>
    <style:style style:name="P55" style:family="paragraph" style:parent-style-name="List_20_Number">
      <style:text-properties style:font-name="Courier New" fo:font-size="10pt" style:font-size-asian="10pt" style:font-size-complex="10pt"/>
    </style:style>
    <style:style style:name="P56" style:family="paragraph" style:parent-style-name="Body_20_Text_20_Indent_20_3">
      <style:text-properties fo:font-size="10pt" style:font-size-asian="10pt" style:font-size-complex="10pt"/>
    </style:style>
    <style:style style:name="P57" style:family="paragraph" style:parent-style-name="Contents_20_3">
      <style:paragraph-properties>
        <style:tab-stops>
          <style:tab-stop style:position="6.5555in" style:type="right" style:leader-style="dotted" style:leader-text="."/>
        </style:tab-stops>
      </style:paragraph-properties>
    </style:style>
    <style:style style:name="P58" style:family="paragraph" style:parent-style-name="Contents_20_4">
      <style:paragraph-properties>
        <style:tab-stops>
          <style:tab-stop style:position="6.2992in" style:type="right" style:leader-style="dotted" style:leader-text="."/>
        </style:tab-stops>
      </style:paragraph-properties>
    </style:style>
    <style:style style:name="P59" style:family="paragraph" style:parent-style-name="Contents_20_1">
      <style:paragraph-properties>
        <style:tab-stops>
          <style:tab-stop style:position="6.889in" style:type="right" style:leader-style="dotted" style:leader-text="."/>
        </style:tab-stops>
      </style:paragraph-properties>
    </style:style>
    <style:style style:name="P60" style:family="paragraph" style:parent-style-name="Contents_20_2">
      <style:paragraph-properties>
        <style:tab-stops>
          <style:tab-stop style:position="6.722in" style:type="right" style:leader-style="dotted" style:leader-text="."/>
        </style:tab-stops>
      </style:paragraph-properties>
    </style:style>
    <style:style style:name="P61" style:family="paragraph" style:parent-style-name="Standard" style:list-style-name="L3"/>
    <style:style style:name="P62" style:family="paragraph" style:parent-style-name="Standard" style:list-style-name="L3"/>
    <style:style style:name="P63" style:family="paragraph" style:parent-style-name="Standard" style:list-style-name="L3"/>
    <style:style style:name="P64" style:family="paragraph" style:parent-style-name="Standard" style:list-style-name="L3"/>
    <style:style style:name="P65" style:family="paragraph" style:parent-style-name="Standard" style:list-style-name="L3"/>
    <style:style style:name="P66" style:family="paragraph" style:parent-style-name="Standard" style:list-style-name="L3"/>
    <style:style style:name="P67" style:family="paragraph" style:parent-style-name="Standard" style:list-style-name="L3"/>
    <style:style style:name="P68" style:family="paragraph" style:parent-style-name="Text_20_body" style:list-style-name="L2"/>
    <style:style style:name="P69" style:family="paragraph" style:parent-style-name="Text_20_body" style:list-style-name="L1"/>
    <style:style style:name="P70" style:family="paragraph" style:parent-style-name="Text_20_body" style:list-style-name="L1"/>
    <style:style style:name="P71" style:family="paragraph" style:parent-style-name="Text_20_body" style:list-style-name="L1"/>
    <style:style style:name="P72" style:family="paragraph" style:parent-style-name="List_20_Bullet"/>
    <style:style style:name="P7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1" fo:font-size="10pt" style:font-name-asian="Courier1" style:font-size-asian="10pt" style:font-name-complex="Courier1" style:font-size-complex="10pt"/>
    </style:style>
    <style:style style:name="P74" style:family="paragraph" style:parent-style-name="Code_20_Indented">
      <style:paragraph-properties fo:margin-left="0in" fo:margin-right="0in" fo:margin-top="0in" fo:margin-bottom="0in" fo:line-height="100%" fo:text-indent="0in" style:auto-text-indent="false" style:text-autospace="none" style:writing-mode="lr-tb"/>
    </style:style>
    <style:style style:name="P75" style:family="paragraph" style:parent-style-name="Heading_20_1" style:list-style-name="L1"/>
    <style:style style:name="P76" style:family="paragraph" style:parent-style-name="Heading_20_1" style:list-style-name="L1"/>
    <style:style style:name="P77" style:family="paragraph" style:parent-style-name="Heading_20_1" style:list-style-name="L1"/>
    <style:style style:name="P78" style:family="paragraph" style:parent-style-name="Heading_20_1" style:list-style-name="L1"/>
    <style:style style:name="P79" style:family="paragraph" style:parent-style-name="Heading_20_1" style:list-style-name="L1"/>
    <style:style style:name="P80" style:family="paragraph" style:parent-style-name="Heading_20_1" style:list-style-name="L1"/>
    <style:style style:name="P81" style:family="paragraph" style:parent-style-name="Heading_20_1" style:list-style-name="L1"/>
    <style:style style:name="P82" style:family="paragraph" style:parent-style-name="Heading_20_2" style:list-style-name="L1"/>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text-properties style:use-window-font-color="true"/>
    </style:style>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paragraph-properties fo:margin-left="0in" fo:margin-right="0in" fo:text-indent="0in" style:auto-text-indent="false"/>
    </style:style>
    <style:style style:name="P91" style:family="paragraph" style:parent-style-name="Heading_20_3" style:list-style-name="L1"/>
    <style:style style:name="P92" style:family="paragraph" style:parent-style-name="Heading_20_3" style:list-style-name="L1"/>
    <style:style style:name="P93" style:family="paragraph" style:parent-style-name="Heading_20_3" style:list-style-name="L1"/>
    <style:style style:name="P94" style:family="paragraph" style:parent-style-name="Heading_20_3" style:list-style-name="L1"/>
    <style:style style:name="P95" style:family="paragraph" style:parent-style-name="Heading_20_3" style:list-style-name="L1"/>
    <style:style style:name="P96" style:family="paragraph" style:parent-style-name="Heading_20_3" style:list-style-name="L1"/>
    <style:style style:name="P97" style:family="paragraph" style:parent-style-name="Heading_20_3" style:list-style-name="L1"/>
    <style:style style:name="P98" style:family="paragraph" style:parent-style-name="Heading_20_3" style:list-style-name="L1"/>
    <style:style style:name="P99" style:family="paragraph" style:parent-style-name="Heading_20_3" style:list-style-name="L1"/>
    <style:style style:name="P100" style:family="paragraph" style:parent-style-name="Heading_20_3" style:list-style-name="L1"/>
    <style:style style:name="P101" style:family="paragraph" style:parent-style-name="Heading_20_3" style:list-style-name="L1"/>
    <style:style style:name="P102" style:family="paragraph" style:parent-style-name="Heading_20_3" style:list-style-name="L1"/>
    <style:style style:name="P103" style:family="paragraph" style:parent-style-name="Heading_20_3" style:list-style-name="L1"/>
    <style:style style:name="P104" style:family="paragraph" style:parent-style-name="Heading_20_3" style:list-style-name="L1">
      <style:paragraph-properties fo:margin-left="0in" fo:margin-right="0in" fo:text-indent="0in" style:auto-text-indent="false"/>
    </style:style>
    <style:style style:name="P105" style:family="paragraph" style:parent-style-name="Heading_20_4" style:list-style-name="L1"/>
    <style:style style:name="P106" style:family="paragraph" style:parent-style-name="Heading_20_4" style:list-style-name="L1"/>
    <style:style style:name="P107" style:family="paragraph" style:parent-style-name="Heading_20_4" style:list-style-name="L1"/>
    <style:style style:name="P10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09" style:family="paragraph" style:parent-style-name="List_20_Bullet_20_2">
      <style:text-properties fo:font-style="normal" fo:font-weight="bold"/>
    </style:style>
    <style:style style:name="P110" style:family="paragraph" style:parent-style-name="List_20_Bullet_20_2"/>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fo:font-size="10pt" style:font-size-asian="10pt" style:font-size-complex="10pt"/>
    </style:style>
    <style:style style:name="T4" style:family="text">
      <style:text-properties style:font-name="Courier New" fo:font-size="10pt" fo:font-weight="bold" style:font-size-asian="10pt" style:font-size-complex="10pt"/>
    </style:style>
    <style:style style:name="T5" style:family="text">
      <style:text-properties style:font-name="Courier New" fo:font-size="10pt" fo:font-weight="normal" style:font-size-asian="10pt" style:font-size-complex="10pt"/>
    </style:style>
    <style:style style:name="T6" style:family="text">
      <style:text-properties style:font-name="Courier New" fo:font-size="10pt" fo:font-weight="normal" style:font-size-asian="10pt" style:language-asian="zh" style:country-asian="CN" style:font-size-complex="10pt"/>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style="normal" fo:font-weight="normal" style:font-size-asian="12pt" style:font-size-complex="12pt"/>
    </style:style>
    <style:style style:name="T9" style:family="text">
      <style:text-properties style:font-name="Times New Roman" fo:font-size="12pt" fo:font-weight="bold" style:font-size-asian="12pt" style:font-size-complex="12pt"/>
    </style:style>
    <style:style style:name="T10" style:family="text">
      <style:text-properties style:font-name="Times New Roman" fo:font-size="12pt" fo:font-weight="normal" style:font-size-asian="12pt" style:font-size-complex="12pt"/>
    </style:style>
    <style:style style:name="T11" style:family="text">
      <style:text-properties style:font-name="Times New Roman" fo:font-size="12pt" fo:font-weight="normal" style:font-size-asian="12pt" style:language-asian="zh" style:country-asian="CN" style:font-size-complex="12pt"/>
    </style:style>
    <style:style style:name="T12" style:family="text">
      <style:text-properties fo:font-weight="normal"/>
    </style:style>
    <style:style style:name="T13" style:family="text">
      <style:text-properties fo:font-size="11pt" style:font-size-asian="11pt" style:font-style-asian="italic" style:font-size-complex="11pt"/>
    </style:style>
    <style:style style:name="T14" style:family="text">
      <style:text-properties fo:font-style="italic"/>
    </style:style>
    <style:style style:name="T15" style:family="text">
      <style:text-properties fo:font-style="italic" fo:font-weight="normal"/>
    </style:style>
    <style:style style:name="T16" style:family="text">
      <style:text-properties fo:font-style="normal" fo:font-weight="normal"/>
    </style:style>
    <style:style style:name="T17" style:family="text">
      <style:text-properties fo:font-style="normal" fo:font-weight="bold"/>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fo:color="#000000"/>
    </style:style>
    <style:style style:name="T20" style:family="text">
      <style:text-properties fo:color="#000000" style:text-underline-style="none"/>
    </style:style>
    <style:style style:name="T21" style:family="text">
      <style:text-properties fo:font-size="10pt"/>
    </style:style>
    <style:style style:name="T22" style:family="text">
      <style:text-properties style:language-asian="zh" style:country-asian="CN"/>
    </style:style>
    <style:style style:name="T23" style:family="text">
      <style:text-properties style:font-name="Courier1"/>
    </style:style>
    <style:style style:name="T24" style:family="text">
      <style:text-properties style:font-name-asian="Courier1"/>
    </style:style>
    <style:style style:name="T25" style:family="text">
      <style:text-properties style:font-size-asian="10pt"/>
    </style:style>
    <style:style style:name="T26" style:family="text">
      <style:text-properties style:font-name-complex="Courier1"/>
    </style:style>
    <style:style style:name="T27" style:family="text">
      <style:text-properties style:font-size-complex="10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How-To Setup Hierarchy in <text:s/>xCAT 2</text:p>
      <text:p text:style-name="P17"><text:date style:data-style-name="N37" text:date-value="2010-08-30T09:02:34.91">08/30/10</text:date>, <text:time style:data-style-name="N43" text:time-value="2010-08-30T09:02:34.91">09:02:35 AM</text:time></text:p>
      <text:p text:style-name="P28"/>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text:a xlink:type="simple" xlink:href="#1.Introduction|outline" text:style-name="Internet_20_link" text:visited-style-name="Internet_20_link">1.0 Introduction</text:a><text:tab/>1</text:p>
          <text:p text:style-name="P59"><text:a xlink:type="simple" xlink:href="#2.Setup the MN Hierarchical Database|outline" text:style-name="Internet_20_link" text:visited-style-name="Internet_20_link">2.0 Setup the MN Hierarchical Database</text:a><text:tab/>2</text:p>
          <text:p text:style-name="P60"><text:a xlink:type="simple" xlink:href="#2.1.Setup Service Node Access to the Database|outline" text:style-name="Internet_20_link" text:visited-style-name="Internet_20_link">2.1 Setup Service Node Access to the Database</text:a><text:tab/>3</text:p>
          <text:p text:style-name="P60"><text:a xlink:type="simple" xlink:href="#2.2.Define the Management Node in the Policy Table|outline" text:style-name="Internet_20_link" text:visited-style-name="Internet_20_link">2.2 Define the Management Node in the Policy Table</text:a><text:tab/>3</text:p>
          <text:p text:style-name="P60"><text:a xlink:type="simple" xlink:href="#2.3.Define the  service nodes in the database|outline" text:style-name="Internet_20_link" text:visited-style-name="Internet_20_link">2.3 Define the <text:s/>service nodes in the database</text:a><text:tab/>4</text:p>
          <text:p text:style-name="P57"><text:a xlink:type="simple" xlink:href="#2.3.1.Add Service Nodes to the nodelist Table|outline" text:style-name="Internet_20_link" text:visited-style-name="Internet_20_link">2.3.1 Add Service Nodes to the nodelist Table</text:a><text:tab/>4</text:p>
          <text:p text:style-name="P57"><text:a xlink:type="simple" xlink:href="#2.3.2.Add Service Nodes to the nodetype Table|outline" text:style-name="Internet_20_link" text:visited-style-name="Internet_20_link">2.3.2 Add Service Nodes to the nodetype Table</text:a><text:tab/>5</text:p>
          <text:p text:style-name="P57"><text:a xlink:type="simple" xlink:href="#2.3.3.Add Service Nodes to the servicenode Table|outline" text:style-name="Internet_20_link" text:visited-style-name="Internet_20_link">2.3.3 Add Service Nodes to the servicenode Table</text:a><text:tab/>5</text:p>
          <text:p text:style-name="P57"><text:a xlink:type="simple" xlink:href="#2.3.4.Add Service Nodes postscripts to the postscripts table|outline" text:style-name="Internet_20_link" text:visited-style-name="Internet_20_link">2.3.4 Add Service Nodes postscripts to the postscripts table</text:a><text:tab/>6</text:p>
          <text:p text:style-name="P57"><text:a xlink:type="simple" xlink:href="#2.3.5.Assigning Nodes to their Service Nodes ( updating the noderes table)|outline" text:style-name="Internet_20_link" text:visited-style-name="Internet_20_link">2.3.5 Assigning Nodes to their Service Nodes ( updating the noderes table)</text:a><text:tab/>6</text:p>
          <text:p text:style-name="P58"><text:a xlink:type="simple" xlink:href="#2.3.5.1.Service Node Pools (not supported in AIX)|outline" text:style-name="Internet_20_link" text:visited-style-name="Internet_20_link">2.3.5.1 Service Node Pools (not supported in AIX)</text:a><text:tab/>7</text:p>
          <text:p text:style-name="P57"><text:a xlink:type="simple" xlink:href="#2.3.6.Setup Site Table|outline" text:style-name="Internet_20_link" text:visited-style-name="Internet_20_link">2.3.6 Setup Site Table</text:a><text:tab/>8</text:p>
          <text:p text:style-name="P57"><text:a xlink:type="simple" xlink:href="#2.3.7.Setup networks Table|outline" text:style-name="Internet_20_link" text:visited-style-name="Internet_20_link">2.3.7 Setup networks Table</text:a><text:tab/>9</text:p>
          <text:p text:style-name="P57"><text:a xlink:type="simple" xlink:href="#2.3.8.Setup nodehm/noderes Table for conserver/monserver|outline" text:style-name="Internet_20_link" text:visited-style-name="Internet_20_link">2.3.8 Setup nodehm/noderes Table for conserver/monserver</text:a><text:tab/>9</text:p>
          <text:p text:style-name="P58"><text:a xlink:type="simple" xlink:href="#2.3.8.1.Conserver and Monserver and Pools|outline" text:style-name="Internet_20_link" text:visited-style-name="Internet_20_link">2.3.8.1 Conserver and Monserver and Pools</text:a><text:tab/>10</text:p>
          <text:p text:style-name="P57"><text:a xlink:type="simple" xlink:href="#2.3.9.Verify the Tables|outline" text:style-name="Internet_20_link" text:visited-style-name="Internet_20_link">2.3.9 Verify the Tables</text:a><text:tab/>10</text:p>
          <text:p text:style-name="P59"><text:a xlink:type="simple" xlink:href="#3.Install or Stateless Boot the Service Nodes on Linux|outline" text:style-name="Internet_20_link" text:visited-style-name="Internet_20_link">3.0 Install or Stateless Boot the Service Nodes on Linux</text:a><text:tab/>10</text:p>
          <text:p text:style-name="P60"><text:a xlink:type="simple" xlink:href="#3.1.Build the Service Node Stateless Image|outline" text:style-name="Internet_20_link" text:visited-style-name="Internet_20_link">3.1 Build the Service Node Stateless Image</text:a><text:tab/>10</text:p>
          <text:p text:style-name="P57"><text:a xlink:type="simple" xlink:href="#3.1.1.Update Service Node Stateless Image|outline" text:style-name="Internet_20_link" text:visited-style-name="Internet_20_link">3.1.1 Update Service Node Stateless Image</text:a><text:tab/>13</text:p>
          <text:p text:style-name="P60"><text:a xlink:type="simple" xlink:href="#3.2.Set Up the Service Nodes for diskfull Installation|outline" text:style-name="Internet_20_link" text:visited-style-name="Internet_20_link">3.2 Set Up the Service Nodes for diskfull Installation</text:a><text:tab/>13</text:p>
          <text:p text:style-name="P57"><text:a xlink:type="simple" xlink:href="#3.2.1.xCAT Service Node RPMS and dependencies|outline" text:style-name="Internet_20_link" text:visited-style-name="Internet_20_link">3.2.1 xCAT Service Node RPMS and dependencies</text:a><text:tab/>14</text:p>
          <text:p text:style-name="P57"><text:a xlink:type="simple" xlink:href="#3.2.2.Update Service Node Diskfull Image|outline" text:style-name="Internet_20_link" text:visited-style-name="Internet_20_link">3.2.2 Update Service Node Diskfull Image</text:a><text:tab/>15</text:p>
          <text:p text:style-name="P60"><text:a xlink:type="simple" xlink:href="#3.3.Monitor install and boot|outline" text:style-name="Internet_20_link" text:visited-style-name="Internet_20_link">3.3 Monitor install and boot</text:a><text:tab/>15</text:p>
          <text:p text:style-name="P60"><text:a xlink:type="simple" xlink:href="#3.4. Test Service Node installation|outline" text:style-name="Internet_20_link" text:visited-style-name="Internet_20_link">3.4 <text:s/>Test Service Node installation</text:a><text:tab/>15</text:p>
          <text:p text:style-name="P59"><text:a xlink:type="simple" xlink:href="#1.Diagnostics|outline" text:style-name="Internet_20_link" text:visited-style-name="Internet_20_link">1.0 Diagnostics</text:a><text:tab/>15</text:p>
          <text:p text:style-name="P59"><text:a xlink:type="simple" xlink:href="#1.Migrating a Management Node to a Service Node|outline" text:style-name="Internet_20_link" text:visited-style-name="Internet_20_link">1.0 Migrating a Management Node to a Service Node</text:a><text:tab/>16</text:p>
          <text:p text:style-name="P59"><text:a xlink:type="simple" xlink:href="#2.Install or Stateless Boot the Service Nodes on AIX|outline" text:style-name="Internet_20_link" text:visited-style-name="Internet_20_link">2.0 Install or Stateless Boot the Service Nodes on AIX</text:a><text:tab/>16</text:p>
          <text:p text:style-name="P59"><text:a xlink:type="simple" xlink:href="#3.References|outline" text:style-name="Internet_20_link" text:visited-style-name="Internet_20_link">3.0 References</text:a><text:tab/>16</text:p>
        </text:index-body>
      </text:table-of-content>
      <text:p text:style-name="P12"/>
      <text:list text:style-name="L1">
        <text:list-item>
          <text:h text:style-name="P75" text:outline-level="1">Introduction</text:h>
        </text:list-item>
      </text:list>
      <text:p text:style-name="Text_20_body">In large clusters ,it is desirable to have more than one node (the Management Node (<text:span text:style-name="T1">MN</text:span>)) handle the installation and management of <text:s/>the compute nodes. <text:s text:c="2"/>We call these additional nodes <text:span text:style-name="T1">service nodes (SN)</text:span>. <text:s/>You can have one or more service nodes set up to install &amp; manage groups of compute nodes. <text:s/>With xCAT, you have the choice of either having each service node install a distinct set of compute nodes, or (<text:span text:style-name="T1">on Linux)</text:span> having a pool of service nodes, any of which can respond to an installation request from a compute node. <text:s/></text:p>
      <text:p text:style-name="P7"><text:soft-page-break/>**Important** The xCAT servicenodes must be at the <text:s/>same release/ version as the xCAT Management Node. This version can be checked by running <text:s/>nodels -v. </text:p>
      <text:p text:style-name="Code_20_Indented">nodels -v</text:p>
      <text:p text:style-name="Code_20_Indented">Version 2.3 (svn r4039, built Mon Aug 24 13:51:18 EDT 2009)</text:p>
      <text:p text:style-name="Code_20_Indented"/>
      <text:p text:style-name="Text_20_body">This <text:s/>document explains the basics for setting up a hierarchical cluster in xCAT. <text:s text:c="2"/>The user of this document should be very familiar with setting up a <text:s/>xCAT non-hierarchical cluster, and preferably have one that they would like to move to a hierarchical cluster. <text:s/>The document will cover only the additional steps needed to make the cluster hierarchical. </text:p>
      <text:p text:style-name="Text_20_body"/>
      <text:p text:style-name="Standard">The service nodes need to communicate with the xCAT <text:s/>database on the Management Node and be able to <text:s/>run xCAT commands to install the nodes. <text:s text:c="2"/>The Management Node must run either PostgreSQL, DB2 <text:s/>or MySQL . <text:s/>PostgreSQL, DB2 <text:s/>and MySQL allows a remote client to be set up on the service node, such that the service node can access (read/write) to the database on the Management Node. <text:s text:c="2"/>The default SQLite database does not support this ability. <text:s/>We will show you how to setup and migrate to the new database. <text:s/>The initial install of xCAT will setup SQLite first, <text:s/>so there is always need for migration. The service node will be installed with the <text:s/>xCAT code and <text:s/>other required rpms such as PosgreSQL, perl, rpm. <text:s text:c="2"/>It will require all the dependencies that were setup on the MN. <text:s text:c="2"/>DB2 must be installed and configured manually on the Service Node(s). </text:p>
      <text:p text:style-name="Standard"/>
      <text:p text:style-name="Standard">There is a different install package xCATsn for the service node vs. <text:s/>xCAT for the Management Node. </text:p>
      <text:p text:style-name="Standard"><text:s text:c="2"/></text:p>
      <text:p text:style-name="Standard"/>
      <text:p text:style-name="P14"/>
      <text:list text:style-name="L1" text:continue-numbering="true">
        <text:list-item>
          <text:h text:style-name="P75" text:outline-level="1">Setup the MN Hierarchical Database</text:h>
        </text:list-item>
      </text:list>
      <text:p text:style-name="Standard"/>
      <text:p text:style-name="Standard">Before proceeding to setup <text:s/>hierarchy on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Standard"/>
      <text:p text:style-name="Standard">The table setup described below is applicable for AIX or Linux unless otherwise indicated, <text:s text:c="2"/>but our example will be Linux. </text:p>
      <text:p text:style-name="Standard"/>
      <text:p text:style-name="Standard">Once your Management Node is installed with xCAT, <text:s/>you need to setup either MySQL, DB2 <text:s/>or PostgreSQL. <text:s text:c="2"/>MySQL and PostgreSQL are available with the Linux OS. <text:s text:c="2"/>We package MySQL for you in our AIX dependency package. <text:s/>DB2 is an IBM product and must be purchased. </text:p>
      <text:p text:style-name="Standard"/>
      <text:p text:style-name="Body_20_Text_20_First_20_Indent">Instructions for setting up a MySQL database for xCAT <text:s/>are found in the <text:s/><text:a xlink:type="simple" xlink:href="https://xcat.svn.sourceforge.net/svnroot/xcat/xcat-core/trunk/xCAT-client/share/doc/xCAT2.SetupMySQL.pdf">xCAT2.SetupMySQL</text:a> <text:a xlink:type="simple" xlink:href="https://xcat.svn.sourceforge.net/svnroot/xcat/xcat-core/trunk/xCAT-client/share/doc/xCAT2.SetupMySQL.pdf"><text:s/></text:a><text:s/>documentation. </text:p>
      <text:p text:style-name="Body_20_Text_20_First_20_Indent">Instructions for setting up a PostgreSQL database for xCAT <text:s/>are found in the <text:s/><text:a xlink:type="simple" xlink:href="https://xcat.svn.sourceforge.net/svnroot/xcat/xcat-core/trunk/xCAT-client/share/doc/xCAT2SetupPostgresql.pdf">xCAT2Postgresql </text:a><text:s/><text:a xlink:type="simple" xlink:href="https://xcat.svn.sourceforge.net/svnroot/xcat/xcat-core/trunk/xCAT-client/share/doc/xCAT2.SetupMySQL.pdf"><text:s/></text:a><text:s/>documentation. </text:p>
      <text:p text:style-name="Body_20_Text_20_First_20_Indent">Instructions for setting up a DB2 database for xCAT are found in the <text:a xlink:type="simple" xlink:href="http://xcat.svn.sourceforge.net/viewvc/xcat/xcat-core/trunk/xCAT-client/share/doc/xCAT2SetupDB2.pdf">xCAT2SetupDB2</text:a> documentation. </text:p>
      <text:p text:style-name="Body_20_Text_20_First_20_Indent">If you are on AIX, <text:s/>you should also use the following <text:a xlink:type="simple" xlink:href="http://xcat.svn.sourceforge.net/viewvc/xcat/xcat-core/trunk/xCAT-client/share/doc/xCAT2onAIXServiceNodes.pdf">“Using xCAT Service Nodes with AIX”.</text:a></text:p>
      <text:list text:style-name="L1" text:continue-numbering="true">
        <text:list-item>
          <text:list text:continue-numbering="true">
            <text:list-item>
              <text:h text:style-name="P82" text:outline-level="2"><text:soft-page-break/>Setup Service Node Access to the Database</text:h>
            </text:list-item>
          </text:list>
        </text:list-item>
      </text:list>
      <text:p text:style-name="Body_20_Text_20_First_20_Indent"/>
      <text:h text:style-name="Heading_20_2" text:outline-level="2" text:is-list-header="true"/>
      <text:p text:style-name="Body_20_Text_20_First_20_Indent"><text:s/>Even if you have your database up and running on the Management Node, <text:s/>you probably now need o back and give the Service Node access to the database, now that you have defined your service node. Each database <text:s/>has a different method to do this. <text:s/>Check the above documentation, for allowing remote <text:s/>host/ client access to the database. </text:p>
      <text:p text:style-name="Body_20_Text_20_First_20_Indent">For the mysqlsetup script, <text:s/>use the mysqlsetup -f &lt; filename&gt; option. <text:s text:c="2"/>See man mysqlsetup. </text:p>
      <text:list text:style-name="L1" text:continue-numbering="true">
        <text:list-item>
          <text:list text:continue-numbering="true">
            <text:list-header>
              <text:h text:style-name="P82" text:outline-level="2" text:is-list-header="true"/>
            </text:list-header>
          </text:list>
        </text:list-item>
      </text:list>
      <text:p text:style-name="Standard"/>
      <text:list text:style-name="L1" text:continue-numbering="true">
        <text:list-item>
          <text:list text:continue-numbering="true">
            <text:list-item>
              <text:h text:style-name="P82" text:outline-level="2">Define the Management Node in the Policy Table</text:h>
            </text:list-item>
          </text:list>
        </text:list-item>
      </text:list>
      <text:p text:style-name="Standard"/>
      <text:p text:style-name="Standard"/>
      <text:p text:style-name="Standard"/>
      <text:p text:style-name="Standard">Run this command to get the correct management node name known by ssl:</text:p>
      <text:p text:style-name="Standard"/>
      <text:p text:style-name="Standard"/>
      <text:p text:style-name="Code_20_Indented">openssl x509 -text -in /etc/xcat/cert/server-cert.pem -noout|grep Subject:</text:p>
      <text:p text:style-name="Code_20_Indented">this will display something like:</text:p>
      <text:p text:style-name="Code_20_Indented">Subject: CN=mgt.cluster</text:p>
      <text:p text:style-name="P56"/>
      <text:p text:style-name="Standard">Update the policy table with mgt.cluster output from the command: </text:p>
      <text:list text:style-name="WW8Num9">
        <text:list-header>
          <text:p text:style-name="List_20_Number"/>
        </text:list-header>
      </text:list>
      <text:p text:style-name="Code_20_Indented">chtab priority=5 policy.name=&lt;mgt.cluster&gt; policy.rule=allow</text:p>
      <text:p text:style-name="Code_20_Indented"/>
      <text:p text:style-name="Text_20_body_20_indent">Note: <text:s/>this name must be an MN name that is known by the service nodes. </text:p>
      <text:p text:style-name="Text_20_body_20_indent"/>
      <text:p text:style-name="Standard">Make sure the site table has at least the following settings (using tabdump, tabedit, chtab):</text:p>
      <text:list text:style-name="L2">
        <text:list-header>
          <text:p text:style-name="P68"/>
        </text:list-header>
      </text:list>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p text:style-name="Standard">Verify the policy table contains at least:</text:p>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text:soft-page-break/>"5","mn20",,,,,,"allow",,</text:p>
      <text:p text:style-name="Code_20_Indented"/>
      <text:p text:style-name="Code_20_Indented"/>
      <text:list text:style-name="L1" text:continue-numbering="true">
        <text:list-item>
          <text:list text:continue-numbering="true">
            <text:list-item>
              <text:h text:style-name="P90" text:outline-level="2">Define the <text:s/>service nodes in the database</text:h>
            </text:list-item>
          </text:list>
        </text:list-item>
      </text:list>
      <text:p text:style-name="P25">This document assumes that you have previously defined your compute nodes in the database and have them setup such that you can run hardware command, such as rpower and can install them. <text:s text:c="2"/>We are now going to show you how to setup hierarchy to the cluster. <text:span text:style-name="T12">You will also be adding all the relevant database data for the service nodes (SN) such that the SN can be installed and <text:s/>managed from the </text:span><text:span text:style-name="T12">Management Node(MN). <text:s/>In addition you will be adding the information to the database that will tell xCAT which service nodes (SN) <text:s/>will service which compute nodes (CN).</text:span></text:p>
      <text:p text:style-name="P26"/>
      <text:p text:style-name="P26"><text:span text:style-name="T12">The below <text:s/>tables are setup for <text:s/>Linux. <text:s/>Some attributes are the same for Linux and AIX but <text:s/>to setup <text:s text:c="2"/>the proper table attributes in an AIX cluster <text:s/>refer to the documentation in <text:s/></text:span><text:a xlink:type="simple" xlink:href="https://xcat.svn.sourceforge.net/svnroot/xcat/xcat-core/trunk/xCAT-client/share/doc/xCAT2onAIXServiceNodes.pdf"><text:span text:style-name="T12">xCAT2onAIXServiceNodes.</text:span></text:a></text:p>
      <text:p text:style-name="P25"/>
      <text:p text:style-name="P25">For this example, we have two service nodes: <text:s/><text:span text:style-name="T1">sn1</text:span> and <text:span text:style-name="T1">sn2</text:span>. <text:s text:c="2"/>We will call our Management Node: <text:span text:style-name="T1">mn1</text:span>. <text:s/><text:span text:style-name="T1">Note: service nodes are by convention <text:s/>defined with group “service”.</text:span> <text:s text:c="2"/>Some of the commands in this document will use the group “service” to update all service nodes. <text:s text:c="3"/></text:p>
      <text:p text:style-name="P25"/>
      <text:p text:style-name="Body_20_Text_20_First_20_Indent">Note: <text:s/>a Service Node's service node is the Management Node; so a service node must have a direct <text:s/>connection to the management node. <text:s text:c="2"/>The compute nodes do not have to be directly attached to the Management Node, <text:s/>only to their service node. <text:s text:c="2"/>This <text:s/>will all have to be defined in your networks table. </text:p>
      <text:p text:style-name="P26"/>
      <text:p text:style-name="P26"/>
      <text:p text:style-name="P8"/>
      <text:list text:style-name="L1" text:continue-numbering="true">
        <text:list-item>
          <text:list text:continue-numbering="true">
            <text:list-item>
              <text:list text:continue-numbering="true">
                <text:list-item>
                  <text:h text:style-name="P91" text:outline-level="3">Add Service Nodes to the nodelist Table</text:h>
                </text:list-item>
              </text:list>
            </text:list-item>
          </text:list>
        </text:list-item>
      </text:list>
      <text:p text:style-name="Standard">We assume that you have already defined your compute nodes in the nodelist table. <text:s text:c="2"/>You must also define your service nodes, and by convention we put them in a “service” group. <text:s/>You will define them as you did your compute nodes, <text:s/>except add the group called service. <text:s text:c="2"/>We usually have a group compute* for our compute nodes, <text:s/>to distinguish between the two types of nodes. <text:s text:c="2"/>If you want to use your own group for service nodes, <text:s/>rather than “service”, <text:s/>we have setup many defaults in the system based on the group “service”. <text:s text:c="2"/>Some of these are the postscripts that will run in the postscripts table. <text:s text:c="3"/>The template, <text:s/>pkglist, etc that will be used. <text:s text:c="2"/>These will have to be modified to use your new group name for “service”. <text:s text:c="2"/>It is probably easier just to use “service”. </text:p>
      <text:p text:style-name="Standard"/>
      <text:p text:style-name="P22">chdef -t node -o <text:s/>sn1,sn2 groups=service,ipmi,all </text:p>
      <text:p text:style-name="Code_20_Indented"/>
      <text:p text:style-name="Code_20_Indented"/>
      <text:p text:style-name="Code_20_Indented">So for example your nodelist table could look something like this.</text:p>
      <text:p text:style-name="Code_20_Indented"/>
      <text:p text:style-name="Code_20_Indented"><text:s/>tabdump nodelist</text:p>
      <text:p text:style-name="Code_20_Indented">#node,groups,status,appstatus,primarysn,comments,disable</text:p>
      <text:p text:style-name="Code_20_Indented">"sn1","service,ipmi,all",,,,,</text:p>
      <text:p text:style-name="Code_20_Indented">"sn2","service,ipmi,all",,,,,</text:p>
      <text:p text:style-name="Code_20_Indented">"blade01","all,ls21,bc01,blade,compute,compute1",,,,,</text:p>
      <text:p text:style-name="Code_20_Indented"><text:soft-page-break/>"blade02","all,ls21,bc01,blade,compute,compute2",,,,,</text:p>
      <text:p text:style-name="Code_20_Indented">"swa01","nortel,switch",,,,,</text:p>
      <text:p text:style-name="Code_20_Indented">"bca01","mm",,,,,</text:p>
      <text:p text:style-name="Code"/>
      <text:list text:style-name="L1" text:continue-numbering="true">
        <text:list-item>
          <text:list text:continue-numbering="true">
            <text:list-item>
              <text:list text:continue-numbering="true">
                <text:list-item>
                  <text:h text:style-name="P91" text:outline-level="3">Add Service Nodes to the nodetype Table</text:h>
                </text:list-item>
              </text:list>
            </text:list-item>
          </text:list>
        </text:list-item>
      </text:list>
      <text:p text:style-name="Standard">You will have to add your servicenodes to the nodetype table for install as was done with the compute nodes. <text:s/>The profile type of service will allow you to setup the additional rpms required to be installed for the service node. <text:s/>See <text:reference-ref text:reference-format="text" text:ref-name="Build the Service Node Stateless Image">Build the Service Node Stateless Image</text:reference-ref>. </text:p>
      <text:p text:style-name="Standard"/>
      <text:p text:style-name="Code_20_Indented"><text:s text:c="2"/><text:span text:style-name="T13">chdef -t group -o service arch=x86_64 os=fedora8 nodetype=osi profile=service</text:span></text:p>
      <text:p text:style-name="Standard"/>
      <text:p text:style-name="Text_20_body_20_indent">tabdump nodetype</text:p>
      <text:p text:style-name="Text_20_body_20_indent">#node,os,arch,profile,nodetype,comments,disable</text:p>
      <text:p text:style-name="Text_20_body_20_indent">"service","fedora8","x86_64","service","osi",,</text:p>
      <text:p text:style-name="Text_20_body_20_indent">"compute","fedora8","x86_64","compute","osi",,</text:p>
      <text:p text:style-name="Standard"/>
      <text:p text:style-name="Code"/>
      <text:list text:style-name="L1" text:continue-numbering="true">
        <text:list-item>
          <text:list text:continue-numbering="true">
            <text:list-item>
              <text:list text:continue-numbering="true">
                <text:list-item>
                  <text:h text:style-name="P91" text:outline-level="3">Add Service Nodes to the servicenode Table</text:h>
                </text:list-item>
              </text:list>
            </text:list-item>
          </text:list>
        </text:list-item>
      </text:list>
      <text:p text:style-name="Standard"/>
      <text:p text:style-name="Standard">An entry will be created in the service node table for each service node or the service group. <text:s text:c="2"/>This table describes all the services you would like to setup on that service node or group of service nodes. <text:s text:c="2"/><text:span text:style-name="T1">All service nodes must be defined in the servicenode table for xCAT</text:span>, <text:s/>whether or not you want services setup. <text:s text:c="2"/>If you do not want <text:s/>a service setup then just set the attribute for that service to 0 or “no”. Since the <text:span text:style-name="T1">default is “0” or “no”</text:span>, <text:s/>it only requires one attribute to be set to define the service node in the table.</text:p>
      <text:p text:style-name="Standard"/>
      <text:p text:style-name="Standard"/>
      <text:p text:style-name="Standard"/>
      <text:p text:style-name="Standard">You chose the services that you would like started on your service node by setting the attributes in the servicenode table. <text:s text:c="3"/>When the xcatd daemon is started or restarted on the service node, <text:s/>a check will be made by the xCAT code that the services from this table are configured <text:s/>on the SN and running, and will <text:s/>stop and start the service as appropriate. <text:s text:c="2"/></text:p>
      <text:p text:style-name="Standard"/>
      <text:p text:style-name="Standard">This check will be done each time <text:s/>the xcatd is restarted on the SN. <text:s/>If you do not wish this check to be done, and the service not to be restarted, <text:s text:c="2"/>use the “reload” option when starting the daemon on the service node.</text:p>
      <text:p text:style-name="Standard"/>
      <text:p text:style-name="Code">xcatd -r </text:p>
      <text:p text:style-name="Standard"/>
      <text:p text:style-name="Standard">So for example, <text:s/>the following command will setup our service node group (sn1,sn2) <text:s/>to start the nfsserver the DNS nameserver and tftp automatically on the service nodes. <text:s text:c="2"/></text:p>
      <text:p text:style-name="Standard"/>
      <text:p text:style-name="Code_20_Indented"/>
      <text:p text:style-name="Code_20_Indented"><text:soft-page-break/></text:p>
      <text:p text:style-name="Code_20_Indented">chdef <text:s/>-t group -o service <text:s text:c="2"/>setupnfs=1 <text:s/>setupnameserver=1 setuptftp=1</text:p>
      <text:p text:style-name="Code"><text:s text:c="16"/></text:p>
      <text:p text:style-name="Code"><text:s/><text:span text:style-name="T14">Note: When using the chdef commands, the attributes in the noderes table are named slightly different than the table attributes in the noderes table. This </text:span><text:span text:style-name="T14">is </text:span><text:span text:style-name="T14">to not have a conflict with other tables with the same attribute names. <text:s text:c="3"/>See <text:s/>chdef xxxxxx (TODO) for a list of the node attribute valid for chdef.</text:span></text:p>
      <text:p text:style-name="Code_20_Indented"/>
      <text:p text:style-name="Code_20_Indented"/>
      <text:p text:style-name="Standard">If you do not want any service started on my service nodes, then run the following command to define the service nodes but start no services. </text:p>
      <text:p text:style-name="Standard"/>
      <text:p text:style-name="Code_20_Indented">chdef <text:s/>-t group -o service <text:s text:c="2"/>setupnfs=0</text:p>
      <text:p text:style-name="Code_20_Indented"/>
      <text:p text:style-name="Standard">If you wanted to start nfs on sn1 and nameserver on sn2, then you could do the following</text:p>
      <text:p text:style-name="Standard"/>
      <text:p text:style-name="Code_20_Indented">chdef -t node -o sn1 setupnfs=1</text:p>
      <text:p text:style-name="Code_20_Indented">chdef -t node -o sn2 setupnameserver=1</text:p>
      <text:p text:style-name="Code_20_Indented"/>
      <text:p text:style-name="Standard">To show you the results and the other services that could be setup automatically, run </text:p>
      <text:p text:style-name="Standard"/>
      <text:p text:style-name="Code_20_Indented"/>
      <text:p text:style-name="Code_20_Indented">tabdump servicenode</text:p>
      <text:p text:style-name="Code_20_Indented">#node,nameserver,dhcpserver,tftpserver,nfsserver,conserver,monserver,ldapserver,ntpserver,ftpserver,nimserver,comments,disable</text:p>
      <text:p text:style-name="Code_20_Indented">"service","1","1","1","1","1","1",”1”,"1","1",,"Starts all services on all service nodes",</text:p>
      <text:list text:style-name="L1" text:continue-numbering="true">
        <text:list-item>
          <text:list text:continue-numbering="true">
            <text:list-item>
              <text:list text:continue-numbering="true">
                <text:list-item>
                  <text:h text:style-name="P91" text:outline-level="3"><text:reference-mark-start text:name="1.1.1Add Service Nodes postscripts to the postscripts table"/><text:reference-mark-start text:name="Add Service Nodes postscripts to the postscripts table"/>Add Service Nodes postscripts to the postscripts table<text:reference-mark-end text:name="Add Service Nodes postscripts to the postscripts table"/><text:reference-mark-end text:name="1.1.1Add Service Nodes postscripts to the postscripts table"/></text:h>
                </text:list-item>
              </text:list>
            </text:list-item>
          </text:list>
        </text:list-item>
      </text:list>
      <text:p text:style-name="Standard">xCAT provides postscripts to automatically install and setup the Service Node ( keys, credentials, database access,etc) during the service node install. <text:s text:c="3"/>These postscripts need be added to the postscripts table for the service group, if they are not already there. <text:s text:c="2"/>Here you can also add your own postscripts for customizing the service nodes, <text:s/>by adding them to the table and putting them in /install/postscripts. </text:p>
      <text:p text:style-name="Standard"/>
      <text:p text:style-name="Standard">For AIX: <text:s/>Check the following doc:http://xcat.svn.sourceforge.net/viewvc/xcat/xcat-core/trunk/xCAT-client/share/doc/xCAT2onAIXServiceNodes.pdf</text:p>
      <text:p text:style-name="Standard"/>
      <text:p text:style-name="Code_20_Indented">For Linux:</text:p>
      <text:p text:style-name="P4"><text:s text:c="5"/>chdef -t group -o service postscripts=servicenode,xcatserver,xcatclient</text:p>
      <text:p text:style-name="P74"><text:s text:c="3"/></text:p>
      <text:p text:style-name="Code_20_Indented">on Linux:</text:p>
      <text:p text:style-name="Code_20_Indented">tabdump postscripts</text:p>
      <text:p text:style-name="Code_20_Indented">#node,postscripts,comments,disable</text:p>
      <text:p text:style-name="Code_20_Indented">"service","servicenode,xcatserver,xcatclient",,</text:p>
      <text:p text:style-name="Code_20_Indented">"xcatdefaults","syslog,remoteshell,otherpkgs,syncfiles",,</text:p>
      <text:p text:style-name="Code_20_Indented"/>
      <text:p text:style-name="Code_20_Indented"/>
      <text:p text:style-name="P30"/>
      <text:list text:style-name="L1" text:continue-numbering="true">
        <text:list-item>
          <text:list text:continue-numbering="true">
            <text:list-item>
              <text:list text:continue-numbering="true">
                <text:list-item>
                  <text:h text:style-name="P91" text:outline-level="3">Assigning Nodes to their Service Nodes ( updating the noderes table)</text:h>
                </text:list-item>
              </text:list>
            </text:list-item>
          </text:list>
        </text:list-item>
      </text:list>
      <text:p text:style-name="Standard"/>
      <text:p text:style-name="Text_20_body"><text:soft-page-break/>The noderes table defines where each node should boot from (xcatmaster), where commands should be sent that are meant for this node (servicenode), and the type of network booting supported (among other things). <text:s/></text:p>
      <text:p text:style-name="P15"/>
      <text:p text:style-name="Standard">The servicenode attribute for a compute node should be set to the hostname of the service node(s) that the management node knows it by. The xcatmaster attribute should be set to the hostname of the service node that the compute node knows it by.</text:p>
      <text:p text:style-name="Standard"/>
      <text:p text:style-name="Standard">Host name resolution must have been setup in advance, <text:s/>with /etc/hosts, DNS or dhcp to ensure that the names put in this table can be resolved on the Management Node, Service nodes, <text:s/>and the compute nodes. </text:p>
      <text:p text:style-name="Standard"/>
      <text:p text:style-name="Standard"><text:s/>To keep our example simple, suppose all our nodes in node group compute1 <text:s/>are serviced by sn1 and all the nodes in node group compute2 are serviced by sn2, and the Management node know the service nodes by the names sn1,sn2 <text:s/>and the compute node knows the servicenode by names sn1-c, sn2-c.</text:p>
      <text:p text:style-name="Standard"/>
      <text:p text:style-name="Standard">Your service nodes must be <text:s/>defined in the noderes table also. <text:s/>The Management Node (mn1) <text:s/>is the xcatmaster and the service node of a service node. There are other attributes <text:s/>in this table for the nodes required for xCAT install explained in other documentation based on your cluster, but they are not relevant to hierarchy. <text:s/></text:p>
      <text:p text:style-name="Standard"/>
      <text:p text:style-name="Code_20_Indented">chdef -t node -o compute1 servicenode=sn1 xcatmaster=sn1-c</text:p>
      <text:p text:style-name="Code_20_Indented"/>
      <text:p text:style-name="Code_20_Indented">chdef -t node -o compute2 servicenode=sn2 xcatmaster=sn2-c</text:p>
      <text:p text:style-name="Code_20_Indented"/>
      <text:p text:style-name="Code_20_Indented">chdef -t <text:s/>node -o sn1,sn2 <text:s/>servicenode=mn1 xcatmaster=mn1</text:p>
      <text:p text:style-name="Code_20_Indented"/>
      <text:p text:style-name="Code_20_Indented"/>
      <text:p text:style-name="Standard"><text:s/></text:p>
      <text:p text:style-name="Standar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pxe",,,,,"eth0","eth0",,"sn1-c",,,,,</text:p>
      <text:p text:style-name="Code_20_Indented">"compute2",”sn2”,"pxe",,,,,"eth0","eth0",,"sn2-c",,,,,</text:p>
      <text:p text:style-name="Code_20_Indented">"sn1","mn1","pxe",,,,,"eth0","eth1",,mn1,,,,,</text:p>
      <text:p text:style-name="Code_20_Indented">"sn2","mn1","pxe",,,,,"eth0","eth1",,mn1,,,,,</text:p>
      <text:p text:style-name="Code_20_Indented"/>
      <text:p text:style-name="P29"><text:span text:style-name="T1">Note</text:span><text:span text:style-name="T17">:</text:span> tabdump -d noderes will give further explanation of each table attribute.</text:p>
      <text:p text:style-name="P29"/>
      <text:list text:style-name="L1" text:continue-numbering="true">
        <text:list-item>
          <text:list text:continue-numbering="true">
            <text:list-item>
              <text:list text:continue-numbering="true">
                <text:list-item>
                  <text:list text:continue-numbering="true">
                    <text:list-item>
                      <text:h text:style-name="P105" text:outline-level="4">Service Node Pools (not supported in AIX)</text:h>
                    </text:list-item>
                  </text:list>
                </text:list-item>
              </text:list>
            </text:list-item>
          </text:list>
        </text:list-item>
      </text:list>
      <text:p text:style-name="Standard"/>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ext:soft-page-break/></text:p>
      <text:p text:style-name="P5">To use Service Node pools, you need to architect your network such that all of the compute nodes and service nodes are on the same flat network. <text:s/>If you don't want the management node to respond to/manage some of the compute nodes, it shouldn't be on that same flat network.<text:line-break/>The site.dhcpinterfaces attribute should be set such that the SNs' DHCP daemon only listens on the NIC that faces the compute nodes, not the NIC that faces the MN. <text:s/>This avoids some timing issues when the SNs are being deployed (so that they don't respond to each other before they are<text:line-break/>completely ready).</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You can provide some load-balancing by assigning your service nodes as we do below.</text:p>
      <text:p text:style-name="Standard"/>
      <text:p text:style-name="Code_20_Indented">chdef -t <text:s/>node -o compute1 <text:s/>servicenode=sn1,sn2</text:p>
      <text:p text:style-name="Code_20_Indented">chdef -t <text:s/>node -o compute2 <text:s/>servicenode=sn2,sn1</text:p>
      <text:p text:style-name="Code_20_Indente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sn2”,"pxe",,,,,"eth0","eth0",,,,,,,</text:p>
      <text:p text:style-name="Code_20_Indented">"compute2",”sn2,sn1”,"pxe",,,,,"eth0","eth0",,,,,,,</text:p>
      <text:p text:style-name="Code_20_Indented">"sn1","mn1","pxe",,,,,"eth0","eth1",,mn1,,,,,</text:p>
      <text:p text:style-name="Code_20_Indented">"sn2","mn1","pxe",,,,,"eth0","eth1",,mn1,,,,,</text:p>
      <text:p text:style-name="Code_20_Indented"/>
      <text:p text:style-name="Standard"/>
      <text:p text:style-name="P9">Note: <text:s/><text:span text:style-name="T16">the noderes table's xcatmaster, tftpserver,nfsserver <text:s/>attributes should be blank for any node entry that has the noderes servicenode attribute set to a pool of service nodes.</text:span></text:p>
      <text:p text:style-name="Text_20_body"/>
      <text:p text:style-name="P7">Verify your setup by running the following commands:</text:p>
      <text:p text:style-name="Text_20_body"/>
      <text:p text:style-name="Text_20_body"><text:s/>To list the attributes of the service group, run:</text:p>
      <text:p text:style-name="Code_20_Indented">lsdef -t group -l service</text:p>
      <text:p text:style-name="Code_20_Indented"/>
      <text:p text:style-name="Text_20_body"><text:s/>To list the attributes of the compute1 group , run:</text:p>
      <text:p text:style-name="Code_20_Indented">lsdef -t group -l compute1 </text:p>
      <text:list text:style-name="L1" text:continue-numbering="true">
        <text:list-item>
          <text:list text:continue-numbering="true">
            <text:list-item>
              <text:list text:continue-numbering="true">
                <text:list-item>
                  <text:list text:continue-numbering="true">
                    <text:list-header>
                      <text:h text:style-name="P105" text:outline-level="4" text:is-list-header="true"/>
                    </text:list-header>
                  </text:list>
                </text:list-item>
              </text:list>
            </text:list-item>
          </text:list>
        </text:list-item>
      </text:list>
      <text:p text:style-name="Standard"/>
      <text:list text:style-name="L1" text:continue-numbering="true">
        <text:list-item>
          <text:list text:continue-numbering="true">
            <text:list-item>
              <text:list text:continue-numbering="true">
                <text:list-header>
                  <text:h text:style-name="P91" text:outline-level="3" text:is-list-header="true"/>
                </text:list-header>
                <text:list-item>
                  <text:h text:style-name="P91" text:outline-level="3">Setup Site Table</text:h>
                </text:list-item>
              </text:list>
            </text:list-item>
          </text:list>
        </text:list-item>
      </text:list>
      <text:p text:style-name="Standard"/>
      <text:p text:style-name="Code"/>
      <text:p text:style-name="Text_20_body"><text:soft-page-break/>If you are <text:span text:style-name="T2">not</text:span> using the NFS-hybrid method of stateless booting your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Code"/>
      <text:p text:style-name="Text_20_body">If using service node pools:</text:p>
      <text:p text:style-name="Standard">The site table sharedtftp attribute must be set to 0 or “no”. <text:s/>The service nodes should not automount the tftpboot directory from the management node when using pools. <text:s/>The default is 1, the service node will automount the tftpboot directory when not using pools. </text:p>
      <text:p text:style-name="Standard"/>
      <text:p text:style-name="Code_20_Indented">chdef -t site -o clustersite <text:s/>sharedtftp=0</text:p>
      <text:p text:style-name="Code"/>
      <text:p text:style-name="Standard"><text:span text:style-name="T1">Note:</text:span> <text:span text:style-name="T14">If your service nodes are stateless and site.sharedtftp=0 (required), if you reboot any service node when using servicenode pools, any data written to the local /tftpboot directory is lost. <text:s/>You will need to run nodeset for all of your compute nodes again.</text:span></text:p>
      <text:p text:style-name="Code"/>
      <text:p text:style-name="Code">[root@xcat20RRmn bladedb]# tabdump site</text:p>
      <text:p text:style-name="Code">#key,value,comments,disable</text:p>
      <text:p text:style-name="Code">"nameservers","9.129.47.250,9.129.8.1",,</text:p>
      <text:p text:style-name="Code">"ntpservers","9.10.228.45, 9.10.225.159",,</text:p>
      <text:p text:style-name="Code">"defserialport","0",,</text:p>
      <text:p text:style-name="Code">"defserialspeed","19200",,</text:p>
      <text:p text:style-name="Code">"installloc","/install",,</text:p>
      <text:p text:style-name="Code">"dhcpinterfaces","mn1|eth0;sn1|eth1;sn2|eth1",,</text:p>
      <text:p text:style-name="Code">"forwarders","9.129.8.1,9.129.8.2",,</text:p>
      <text:p text:style-name="Code">"consoleondemand","yes",,</text:p>
      <text:p text:style-name="Code">"xcatdport","3001",,</text:p>
      <text:p text:style-name="Code">"xcatiport","3002",,</text:p>
      <text:p text:style-name="Code">"tftpdir","/tftpboot",,</text:p>
      <text:p text:style-name="Code">"installdir","/install",,</text:p>
      <text:p text:style-name="Code">"master","mn1",,</text:p>
      <text:p text:style-name="Code">"sharedtftp","0",,</text:p>
      <text:p text:style-name="Code">"domain","cluster.net",,</text:p>
      <text:p text:style-name="Code">"timezone","America/New_York",,</text:p>
      <text:p text:style-name="Code">"nameserver","9.129.8.1,9.129.47.250",,</text:p>
      <text:p text:style-name="Code"/>
      <text:list text:style-name="L1" text:continue-numbering="true">
        <text:list-item>
          <text:list text:continue-numbering="true">
            <text:list-item>
              <text:list text:continue-numbering="true">
                <text:list-item>
                  <text:h text:style-name="P91" text:outline-level="3">Setup networks Table</text:h>
                </text:list-item>
              </text:list>
              <text:h text:style-name="P82" text:outline-level="2" text:is-list-header="true"/>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You will need to update the entry for the network the management node uses to communicate to the service nodes, and create one for each <text:span text:style-name="T18">network the service nodes use to communicate to the compute nodes</text:span>.</text:p>
      <text:p text:style-name="Code"/>
      <text:p text:style-name="Text_20_body">You can have xCAT ignore any table entry by setting the <text:span text:style-name="T1">disable</text:span> attribute. <text:s/>For example, if you have a public network defined, and you want to disable the entry for the public network (connected to the outside world):</text:p>
      <text:p text:style-name="Code"><text:soft-page-break/>chtab net=9.114.88.160 networks.netname=public networks.disable=1</text:p>
      <text:p text:style-name="Code"/>
      <text:p text:style-name="Code"/>
      <text:p text:style-name="Standard"/>
      <text:p text:style-name="Standard"><text:span text:style-name="T1">Note:</text:span><text:span text:style-name="T14">If using service node pools, <text:s/>the networks table <text:s/>dhcpserver <text:s/>attribute can be set to any single service node in your pool. <text:s text:c="3"/>The networks tftpserver, and nameserver attributes should be left blank. </text:span></text:p>
      <text:p text:style-name="Standard"/>
      <text:list text:style-name="L1" text:continue-numbering="true">
        <text:list-item>
          <text:list text:continue-numbering="true">
            <text:list-item>
              <text:list text:continue-numbering="true">
                <text:list-item>
                  <text:h text:style-name="P104" text:outline-level="3">Setup nodehm/noderes Table for conserver/monserver</text:h>
                </text:list-item>
              </text:list>
            </text:list-item>
          </text:list>
        </text:list-item>
      </text:list>
      <text:p text:style-name="Text_20_body"/>
      <text:p text:style-name="Text_20_body">These tables will allow you to specify which service node should run the conserver <text:s/>and monserver daemon for the nodes assigned to the service node. </text:p>
      <text:p text:style-name="Text_20_body"/>
      <text:p text:style-name="Code_20_Indented">chdef -t node -o compute1 <text:s/>conserver=sn1 monserver=sn1</text:p>
      <text:p text:style-name="Code_20_Indented"/>
      <text:p text:style-name="Code_20_Indented">chdef -t node -o compute2 <text:s/>conserver=sn2 monserver=sn2</text:p>
      <text:list text:style-name="L1" text:continue-numbering="true">
        <text:list-item>
          <text:list text:continue-numbering="true">
            <text:list-item>
              <text:list text:continue-numbering="true">
                <text:list-item>
                  <text:list text:continue-numbering="true">
                    <text:list-item>
                      <text:h text:style-name="P105" text:outline-level="4">Conserver and Monserver and Pools</text:h>
                    </text:list-item>
                  </text:list>
                </text:list-item>
              </text:list>
            </text:list-item>
          </text:list>
        </text:list-item>
      </text:list>
      <text:p text:style-name="Standard"/>
      <text:p text:style-name="Standard">The support of conserver and monserver with Service Node Pools is still not supported. <text:s text:c="2"/>You must explicitly assign these functions to a service node using the nodehm.conserver and noderes.monserver attribute as above. </text:p>
      <text:p text:style-name="Standard"/>
      <text:p text:style-name="Text_20_body"/>
      <text:list text:style-name="L1" text:continue-numbering="true">
        <text:list-item>
          <text:list text:continue-numbering="true">
            <text:list-item>
              <text:list text:continue-numbering="true">
                <text:list-item>
                  <text:h text:style-name="P91" text:outline-level="3">Verify the Tables</text:h>
                </text:list-item>
              </text:list>
            </text:list-item>
          </text:list>
        </text:list-item>
      </text:list>
      <text:p text:style-name="Text_20_body">To verify that the tables are set correctly, run lsdef on a service node, compute1, compute2:</text:p>
      <text:p text:style-name="P2">lsdef service,compute1,compute2</text:p>
      <text:p text:style-name="Text_20_body"/>
      <text:list text:style-name="L1" text:continue-numbering="true">
        <text:list-item>
          <text:h text:style-name="P75" text:outline-level="1"><text:reference-mark-start text:name="1.0Install or Stateless Boot the Service Nodes"/><text:reference-mark-start text:name="Build the service node stateless image"/>Install or Stateless Boot the Service Nodes on Linux<text:reference-mark-end text:name="Build the service node stateless image"/><text:reference-mark-end text:name="1.0Install or Stateless Boot the Service Nodes"/></text:h>
        </text:list-item>
      </text:list>
      <text:p text:style-name="Standard"/>
      <text:p text:style-name="Standard">The service node must contain not only the OS, but also the xCAT software and it's dependencies. In addition, a number of files are added to the service node to support the PostgreSQL, DB2 <text:s/>or MySQL database access from the service node to the Management node, and ssh access to the nodes that the service nodes services. <text:s/>The following sections explain how to accomplish this.</text:p>
      <text:p text:style-name="Standard"/>
      <text:p text:style-name="P26">The below <text:s/>installation process for service nodes is for <text:s text:c="2"/>Linux. <text:s text:c="2"/>For <text:s/>the installation of service nodes in an AIX cluster <text:s/>refer to the documentation in <text:s/><text:a xlink:type="simple" xlink:href="https://xcat.svn.sourceforge.net/svnroot/xcat/xcat-core/trunk/xCAT-client/share/doc/xCAT2onAIXServiceNodes.pdf">xCAT2onAIXServiceNodes.</text:a></text:p>
      <text:p text:style-name="P13"/>
      <text:list text:style-name="L1" text:continue-numbering="true">
        <text:list-item>
          <text:list text:continue-numbering="true">
            <text:list-item>
              <text:h text:style-name="P86" text:outline-level="2"><text:reference-mark-start text:name="1.1Build the Service Node Stateless Image"/><text:reference-mark-start text:name="Build the Service Node Stateless Image"/>Build the Service Node Stateless Image<text:reference-mark-end text:name="Build the Service Node Stateless Image"/><text:reference-mark-end text:name="1.1Build the Service Node Stateless Image"/></text:h>
            </text:list-item>
          </text:list>
        </text:list-item>
      </text:list>
      <text:p text:style-name="P13">On Linux, we recommend that you use stateless service nodes, but if you want to have diskfull, statefull service nodes instead, skip this section and follow section <text:reference-ref text:reference-format="chapter" text:ref-name="1.1Set Up the Service Nodes for Installation">3.2</text:reference-ref>, <text:reference-ref text:reference-format="text" text:ref-name="1.1Set Up the Service Nodes for Installation">Set Up the Service Nodes for diskfull Installation</text:reference-ref>.</text:p>
      <text:p text:style-name="P13"><text:soft-page-break/></text:p>
      <text:p text:style-name="Standard"><text:span text:style-name="T2">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 We ship a basic requirements lists to bring up a service node, but you may want to add additional operating system packages.</text:p>
          <text:p text:style-name="List_20_Number"/>
        </text:list-item>
      </text:list>
      <text:p text:style-name="Code_20_Indented">cd /opt/xcat/share/xcat/netboot/fedora/</text:p>
      <text:p text:style-name="Code_20_Indented">vi service.pkglist </text:p>
      <text:p text:style-name="Code_20_Indented">vi service.exlist</text:p>
      <text:p text:style-name="Text_20_body_20_indent"/>
      <text:p text:style-name="Text_20_body_20_indent"/>
      <text:p text:style-name="Text_20_body_20_indent">Edit service.exlist and verify that nothing is excluded that you want on the service nodes. </text:p>
      <text:p text:style-name="Text_20_body_20_indent">While you are here, edit compute.pkglist and compute.exlist, <text:s/>adding and removing parckages as necessary. <text:s text:c="2"/>Ensure that the pkglist contains bind-utils so that name resolution will work during boot.</text:p>
      <text:p text:style-name="Text_20_body_20_indent"><text:span text:style-name="T1">Note:</text:span><text:span text:style-name="T15">If you change th</text:span><text:span text:style-name="T14">e files, <text:s text:c="2"/>you should copy them to the /install/custom/netboot/fedora directory, <text:s/>so that the next install of xCAT will not wipe out your changes. <text:s text:c="2"/>The code will look in the /install/custom directory first. </text:span></text:p>
      <text:list text:style-name="WW8Num9" text:continue-numbering="true">
        <text:list-item>
          <text:p text:style-name="P54">Add additional packages including xCAT and xCAT dependencies required on the Service Nodes. The Service Nodes require the same dependency packages needed for the Management Node. </text:p>
          <text:p text:style-name="List_20_Number">Notice we are installing xCATsn, the servicenode meta package.</text:p>
          <text:p text:style-name="List_20_Number"><text:line-break/><text:span text:style-name="T1">use the <text:s/>otherpkgs function to install the additional software:</text:span></text:p>
        </text:list-item>
      </text:list>
      <text:p text:style-name="P23">(see <text:a xlink:type="simple" xlink:href="https://xcat.svn.sourceforge.net/svnroot/xcat/xcat-core/trunk/xCAT-client/share/doc/xCAT2-updatenode.pdf">xCAT2-updatenode </text:a><text:a xlink:type="simple" xlink:href="https://xcat.svn.sourceforge.net/svnroot/xcat/xcat-core/trunk/xCAT-client/share/doc/xCAT2-updatenode.pdf"><text:span text:style-name="T20">documentation)</text:span></text:a>:</text:p>
      <text:p text:style-name="P51"/>
      <text:p text:style-name="P47"><text:span text:style-name="T3">First, go to the </text:span><text:a xlink:type="simple" xlink:href="http://xcat.sourceforge.net/yum/download.html"><text:span text:style-name="T3">xCAT Download</text:span></text:a><text:span text:style-name="T3"> site in the section titled </text:span><text:span text:style-name="T4">RPMs in tarball - download tarball ... <text:s/></text:span><text:span text:style-name="T5">Download the level of xCAT tarball you desire</text:span><text:span text:style-name="T6">d</text:span><text:span text:style-name="T5">. Go to the </text:span><text:a xlink:type="simple" xlink:href="http://sourceforge.net/project/showfiles.php?group_id=208749&amp;package_id=258529&amp;release_id=608981"><text:span text:style-name="T5">xCAT Dependencies Download</text:span></text:a><text:span text:style-name="T5"> page and get the latest xCAT dependency tarball. </text:span></text:p>
      <text:p text:style-name="P48"><text:span text:style-name="T22">Download and c</text:span>opy the files to the Management Node (MN) and untar them: </text:p>
      <text:p text:style-name="P53">mkdir <text:span text:style-name="T22">-p /install/post/otherpkgs/fedora8/x86_64/xcat</text:span></text:p>
      <text:p text:style-name="P53">cd <text:span text:style-name="T22">/install/post/otherpkgs/fedora8/x86_64/xcat</text:span></text:p>
      <text:p text:style-name="P53"/>
      <text:p text:style-name="P53">tar jxvf core-rpms-snap.tar.bz2</text:p>
      <text:p text:style-name="P52">tar jxvf xcat-dep-2*.tar.bz2</text:p>
      <text:p text:style-name="P21"/>
      <text:p text:style-name="P37">Second, add rpm names into the service.&lt;osver&gt;.&lt;arch&gt;.otherpkgs.pkglist file. In most cases, this file is already created under /opt/xcat/share/xcat/netboot/&lt;os&gt; directory. If it is not, you can create your own by referencing the existing ones.</text:p>
      <text:p text:style-name="P36"><text:s text:c="2"/>vi /install/custom/netboot/fedora/service.ferdora8.x86_64.otherpkgs.pkglist</text:p>
      <text:p text:style-name="P36">add the following:</text:p>
      <text:p text:style-name="P38">-OpenIPMI-tools</text:p>
      <text:p text:style-name="P38">-tftp-server</text:p>
      <text:p text:style-name="P38">xcat/xcat-core/xCATsn</text:p>
      <text:p text:style-name="P38">xcat/xcat-dep/fedora8/x86_64/conserver</text:p>
      <text:p text:style-name="P36"><text:soft-page-break/>where the '-' means remove the rpm first before installing other rpms. For SLES, the packages to be removed is perl-doc.<text:span text:style-name="T16"> <text:s text:c="7"/></text:span></text:p>
      <text:p text:style-name="P3"/>
      <text:list text:style-name="WW8Num9" text:continue-numbering="true">
        <text:list-item>
          <text:p text:style-name="List_20_Number">Run image generation:</text:p>
          <text:p text:style-name="List_20_Number"><text:line-break/><text:span text:style-name="T21">Note: we assume you have run copycds to place the OS image in /install/fedora8/...</text:span></text:p>
          <text:p text:style-name="List_20_Number"/>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P6">For SLES 11, make sure that atftp rpm from xCAT is installed in the image not the atftp from the OS. </text:p>
          <text:p text:style-name="P6"><text:s/></text:p>
        </text:list-item>
      </text:list>
      <text:p text:style-name="Code_20_Indented">rpm –root <text:s/>/install/netboot/fedora8/x86_64/service/rootimg <text:s/>-qa | grep atftp</text:p>
      <text:list text:style-name="WW8Num9" text:continue-numbering="true">
        <text:list-header>
          <text:p text:style-name="P6">If the rpm is from then OS then remove and install the xCAT atftp ( atftp-0.7.1.*rpm) into the otherpkgs directory with the xCAT rpms as you did above and run genimage again.</text:p>
          <text:p text:style-name="P6"/>
        </text:list-header>
      </text:list>
      <text:p text:style-name="Code"><text:s text:c="5"/>rpm –root <text:s/>/install/netboot/fedora8/x86_64/service/rootimg -e &lt;atftp rpm&gt;</text:p>
      <text:p text:style-name="Code"><text:s text:c="8"/>--nodeps</text:p>
      <text:p text:style-name="Code"/>
      <text:p text:style-name="P31"><text:s text:c="2"/>cp atftp-0.7.1.*rpm <text:span text:style-name="T12">/install/post/otherpkgs/fedora8/x86_64 </text:span></text:p>
      <text:p text:style-name="P32"/>
      <text:p text:style-name="Standard"><text:span text:style-name="T12"><text:s text:c="11"/>add the rpm name into:</text:span> <text:s text:c="3"/></text:p>
      <text:p text:style-name="P33"><text:s text:c="4"/>/install/custom/netboot/fedora/service.otherpkgs.pkglist </text:p>
      <text:p text:style-name="P33"/>
      <text:p text:style-name="P35"><text:s text:c="2"/>run genimage to pick up the additional package.</text:p>
      <text:p text:style-name="P35"/>
      <text:p text:style-name="Code_20_Indented"><text:s text:c="2"/>cd /opt/xcat/share/xcat/netboot/fedora/</text:p>
      <text:p text:style-name="P33"><text:s text:c="2"/>./genimage -i eth0 -n tg3,bnx2 -o fedora8 -p service</text:p>
      <text:p text:style-name="P11"><text:s text:c="4"/></text:p>
      <text:p text:style-name="Code_20_Indented"><text:s text:c="11"/></text:p>
      <text:p text:style-name="P21"/>
      <text:p text:style-name="Code_20_Indented"/>
      <text:p text:style-name="Code_20_Indented"/>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3">cd /install/netboot/fedora8/x86_64/service/rootimg/etc/<text:line-break/>cp fstab fstab.ORIG<text:line-break/><text:line-break/></text:span><text:span text:style-name="T7">Put in fstab:</text:span><text:span text:style-name="T3"><text:line-break/><text:line-break/>proc <text:s text:c="12"/>/proc <text:s text:c="17"/>proc <text:s text:c="8"/>rw 0 0</text:span></text:p>
          <text:p text:style-name="P55"><text:soft-page-break/>sysfs <text:s text:c="11"/>/sys <text:s text:c="18"/>sysfs <text:s text:c="7"/>rw 0 0</text:p>
          <text:p text:style-name="P55">devpts <text:s text:c="10"/>/dev/pts <text:s text:c="14"/>devpts <text:s text:c="6"/>rw,gid=5,mode=620 0 0</text:p>
          <text:p text:style-name="P55">service_x86_64 <text:s text:c="2"/>/ <text:s text:c="21"/>tmpfs <text:s text:c="7"/>rw 0 1</text:p>
          <text:p text:style-name="P55">none <text:s text:c="12"/>/tmp <text:s text:c="18"/>tmpfs <text:s text:c="7"/>defaults,size=10m 0 2</text:p>
          <text:p text:style-name="P55">none <text:s text:c="12"/>/var/tmp <text:s text:c="14"/>tmpfs <text:s text:c="7"/>defaults,size=10m 0 2</text:p>
          <text:p text:style-name="P55"><text:line-break/></text:p>
        </text:list-item>
        <text:list-item>
          <text:p text:style-name="List_20_Number">IF using NFS hybrid mode, export /install read-only in service node image:<text:line-break/><text:line-break/><text:span text:style-name="T3">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Code_20_Indented"/>
      <text:list text:style-name="WW8Num9" text:continue-numbering="true">
        <text:list-item>
          <text:p text:style-name="List_20_Number">To diskless boot the service nodes</text:p>
        </text:list-item>
      </text:list>
      <text:p text:style-name="Code"/>
      <text:p text:style-name="Code"/>
      <text:p text:style-name="Code_20_Indented">nodeset service netboot</text:p>
      <text:p text:style-name="Code_20_Indented">rpower service boot</text:p>
      <text:p text:style-name="Code"/>
      <text:p text:style-name="Code"/>
      <text:p text:style-name="Code_20_Indented"/>
      <text:list text:style-name="L1">
        <text:list-item text:start-value="1">
          <text:list>
            <text:list-item text:start-value="1">
              <text:list>
                <text:list-item text:start-value="1">
                  <text:h text:style-name="P91" text:outline-level="3" text:restart-numbering="true" text:start-value="1">Update Service Node Stateless Image</text:h>
                </text:list-item>
              </text:list>
            </text:list-item>
          </text:list>
        </text:list-item>
      </text:list>
      <text:p text:style-name="P18"/>
      <text:p text:style-name="Text_20_body"><text:reference-mark-start text:name="To update the xCAT software in the image at a later time:"/>To update the xCAT software in the image at a later time:<text:reference-mark-end text:name="To update the xCAT software in the image at a later time:"/><text:line-break/></text:p>
      <text:p text:style-name="Code_20_Indented">yum --installroot=/install/netboot/fedora8/x86_64/service/rootimg update '*xCAT*'</text:p>
      <text:p text:style-name="Code_20_Indented">packimage -o fedora8 -p service -a x86_64</text:p>
      <text:p text:style-name="Code_20_Indented"/>
      <text:p text:style-name="P20">OR</text:p>
      <text:p text:style-name="P20"/>
      <text:p text:style-name="P21">use updatenode otherpkgs function. </text:p>
      <text:p text:style-name="P21">see section 3.1.2 for downloading the xCAt tarballs. </text:p>
      <text:p text:style-name="Code_20_Indented"/>
      <text:p text:style-name="Code_20_Indented">Be sure to gen and repack the image: <text:s/></text:p>
      <text:p text:style-name="Code_20_Indented"/>
      <text:p text:style-name="Code_20_Indented">cd /opt/xcat/share/xcat/netboot/fedora/</text:p>
      <text:p text:style-name="Code_20_Indented">./genimage -i eth0 -n tg3,bnx2 -o fedora8 -p service</text:p>
      <text:p text:style-name="Code"/>
      <text:p text:style-name="Code_20_Indented">packimage -o fedora8 -p service -a x86_64</text:p>
      <text:p text:style-name="Code"/>
      <text:p text:style-name="Body_20_Text_20_First_20_Indent">Finally diskless boot with the new xCAT software:</text:p>
      <text:p text:style-name="Code"><text:soft-page-break/></text:p>
      <text:p text:style-name="Code_20_Indented">nodeset service netboot</text:p>
      <text:p text:style-name="Code_20_Indented">rpower service boot</text:p>
      <text:p text:style-name="Code"/>
      <text:p text:style-name="P10"><text:span text:style-name="T1">Note: </text:span><text:s/><text:span text:style-name="T14">The service nodes are set up as NFS-root servers for the compute nodes. <text:s/>Any time changes are made to any compute image on the mgmt node it will be necessary to sync all changes to all service nodes. <text:s/>In our case the /install directory is mounted on the servicenodes, so the update to the compute node image is automatically available. </text:span></text:p>
      <text:p text:style-name="P19"/>
      <text:list text:style-name="L1" text:continue-numbering="true">
        <text:list-item>
          <text:list text:continue-numbering="true">
            <text:list-item>
              <text:h text:style-name="P82" text:outline-level="2"><text:reference-mark-start text:name="1.1Set Up the Service Nodes for Installation"/><text:reference-mark-start text:name="1.1Set Up the Service Nodes for diskfull Installation"/>Set Up the Service Nodes for diskfull Installation<text:reference-mark-end text:name="1.1Set Up the Service Nodes for diskfull Installation"/><text:reference-mark-end text:name="1.1Set Up the Service Nodes for Installation"/></text:h>
            </text:list-item>
          </text:list>
        </text:list-item>
      </text:list>
      <text:p text:style-name="Standard"/>
      <text:p text:style-name="Standard"><text:span text:style-name="T1">Note</text:span>: <text:s/><text:span text:style-name="T14">If you are using diskless service nodes as described above, skip this section.</text:span></text:p>
      <text:p text:style-name="P45"/>
      <text:p text:style-name="P49"><text:span text:style-name="T7">First, go to the </text:span><text:a xlink:type="simple" xlink:href="http://xcat.sourceforge.net/yum/download.html"><text:span text:style-name="T7">xCAT Download</text:span></text:a><text:span text:style-name="T7"> site in the section titled </text:span><text:span text:style-name="T9">RPMs in tarball - download tarball ... <text:s/></text:span><text:span text:style-name="T10">Download the level of xCAT tarball you desire</text:span><text:span text:style-name="T11">d</text:span><text:span text:style-name="T10">. Go to the </text:span><text:a xlink:type="simple" xlink:href="http://sourceforge.net/project/showfiles.php?group_id=208749&amp;package_id=258529&amp;release_id=608981"><text:span text:style-name="T10">xCAT Dependencies Download</text:span></text:a><text:span text:style-name="T10"> page and get the latest xCAT dependency tarball. </text:span></text:p>
      <text:p text:style-name="P50"><text:span text:style-name="T22">Download and c</text:span>opy the files to the Management Node (MN) and untar them: </text:p>
      <text:p text:style-name="P41">mkdir <text:span text:style-name="T22">-p /install/post/otherpkgs/fedora8/x86_64/xcat</text:span></text:p>
      <text:p text:style-name="P41">cd <text:span text:style-name="T22">/install/post/otherpkgs/fedora8/x86_64/xcat</text:span></text:p>
      <text:p text:style-name="P41"/>
      <text:p text:style-name="P41">tar jxvf core-rpms-snap.tar.bz2</text:p>
      <text:p text:style-name="P40">tar jxvf xcat-dep-2*.tar.bz2</text:p>
      <text:p text:style-name="P46"/>
      <text:p text:style-name="P44">Second, add rpm names into the service.&lt;osver&gt;.&lt;arch&gt;.otherpkgs.pkglist file. In most cases, this file is already created under /opt/xcat/share/xcat/netboot/&lt;os&gt; directory. If it is not, you can create your own by referencing the existing ones.</text:p>
      <text:p text:style-name="P43"><text:s text:c="6"/><text:span text:style-name="T3">vi /install/custom/install/fedora/service.ferdora8.x86_64.otherpkgs.pkglist</text:span></text:p>
      <text:p text:style-name="P43">add the following:</text:p>
      <text:p text:style-name="P39">-OpenIPMI-tools</text:p>
      <text:p text:style-name="P39">-tftp-server</text:p>
      <text:p text:style-name="P39">xcat/xcat-core/xCATsn</text:p>
      <text:p text:style-name="P39">xcat/xcat-dep/fedora8/x86_64/conserver</text:p>
      <text:p text:style-name="P42"><text:span text:style-name="T7">where the '-' means remove the rpm first before installing other rpms. For SLES, the packages to be removed is perl-doc.</text:span><text:span text:style-name="T8"> <text:s text:c="2"/></text:span><text:span text:style-name="T16"><text:s text:c="4"/></text:span><text:s text:c="13"/></text:p>
      <text:p text:style-name="P29"/>
      <text:p text:style-name="P16">Third, add the otherpkgs postscript to the service node postscripts table entry.</text:p>
      <text:p text:style-name="P16"/>
      <text:p text:style-name="Code_20_Indented">chdef -t group -o service postscripts=otherpkgs,servicenode,xcatserver,xcatclient </text:p>
      <text:p text:style-name="Code_20_Indented"/>
      <text:p text:style-name="Code_20_Indented"/>
      <text:p text:style-name="Standard">Finally install the service node:</text:p>
      <text:p text:style-name="P34">nodeset service install</text:p>
      <text:p text:style-name="P34">rpower service boot</text:p>
      <text:p text:style-name="Standard"/>
      <text:list text:style-name="L1" text:continue-numbering="true">
        <text:list-item>
          <text:list text:continue-numbering="true">
            <text:list-item>
              <text:list text:continue-numbering="true">
                <text:list-item>
                  <text:h text:style-name="P91" text:outline-level="3"><text:reference-mark-start text:name="1.1.1xCAT Service Node RPMS"/>xCAT Service Node RPMS and dependencies<text:reference-mark-end text:name="1.1.1xCAT Service Node RPMS"/></text:h>
                </text:list-item>
              </text:list>
            </text:list-item>
          </text:list>
        </text:list-item>
      </text:list>
      <text:p text:style-name="Text_20_body"/>
      <text:p text:style-name="Text_20_body_20_indent"><text:soft-page-break/>Download the latest xCAT for your release from the following location:</text:p>
      <text:p text:style-name="Code_20_Indented"><text:a xlink:type="simple" xlink:href="http://xcat.sourceforge.net/yum/download.html">http://xcat.sourceforge.net/yum/download.html</text:a></text:p>
      <text:p text:style-name="Code_20_Indented"/>
      <text:p text:style-name="P24">Note: you will be installing the xCAT Service Node rpm xCATsn* metapackage on the Service Node, not the xCAT* Management Node metapackage. <text:s/>Do not install both.</text:p>
      <text:p text:style-name="P109"/>
      <text:p text:style-name="Text_20_body_20_indent">Download the latest xCAT dependencies for your release from the following location:</text:p>
      <text:p text:style-name="Code_20_Indented"><text:a xlink:type="simple" xlink:href="https://sourceforge.net/projects/xcat/files/">https://sourceforge.net/projects/xcat/files/</text:a></text:p>
      <text:p text:style-name="Code_20_Indented"/>
      <text:p text:style-name="P110"/>
      <text:list text:style-name="L1" text:continue-numbering="true">
        <text:list-item>
          <text:list text:continue-numbering="true">
            <text:list-item>
              <text:list text:continue-numbering="true">
                <text:list-header>
                  <text:h text:style-name="P91" text:outline-level="3" text:is-list-header="true"/>
                </text:list-header>
              </text:list>
            </text:list-item>
          </text:list>
        </text:list-item>
      </text:list>
      <text:p text:style-name="Standard"/>
      <text:list text:style-name="L1" text:continue-numbering="true">
        <text:list-item>
          <text:list text:continue-numbering="true">
            <text:list-item>
              <text:list text:continue-numbering="true">
                <text:list-item>
                  <text:h text:style-name="P91" text:outline-level="3">Update Service Node Diskfull Image</text:h>
                </text:list-item>
              </text:list>
            </text:list-item>
          </text:list>
        </text:list-item>
      </text:list>
      <text:p text:style-name="Standard"/>
      <text:p text:style-name="P21"/>
      <text:p text:style-name="P21"/>
      <text:p text:style-name="Text_20_body_20_indent">Obtain the new xCAT and xCAT dependencies rpms. <text:s/>Follow the same steps that were followed in <text:reference-ref text:reference-format="text" text:ref-name="1.1Set Up the Service Nodes for diskfull Installation">Set Up the Service Nodes for diskfull Installation</text:reference-ref>.</text:p>
      <text:p text:style-name="Text_20_body_20_indent"><text:s text:c="6"/></text:p>
      <text:p text:style-name="Code_20_Indented"/>
      <text:p text:style-name="Body_20_Text_20_First_20_Indent">Update <text:s/>the new xCAT service node rpms:</text:p>
      <text:p text:style-name="Code_20_Indented">updatenode service -S</text:p>
      <text:p text:style-name="Standard"/>
      <text:p text:style-name="Standard"/>
      <text:list text:style-name="L1" text:continue-numbering="true">
        <text:list-item>
          <text:list text:continue-numbering="true">
            <text:list-item>
              <text:h text:style-name="P82" text:outline-level="2">Monitor install and boot</text:h>
            </text:list-item>
          </text:list>
        </text:list-item>
      </text:list>
      <text:p text:style-name="Text_20_body"/>
      <text:p text:style-name="Code">wcons service <text:s text:c="5"/># make sure DISPLAY is set to your X server/VNC or</text:p>
      <text:p text:style-name="P27">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82" text:outline-level="2"><text:s/>Test Service Node installation</text:h>
            </text:list-item>
          </text:list>
        </text:list-item>
      </text:list>
      <text:list text:style-name="WW8Num10">
        <text:list-item text:start-value="1">
          <text:p text:style-name="List_20_Bullet">ssh to the service nodes. <text:s/>You should not be prompted for a password.</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 if appropriate.</text:p>
        </text:list-item>
      </text:list>
      <text:p text:style-name="P72"/>
      <text:h text:style-name="Heading_20_3" text:outline-level="3" text:is-list-header="true"><text:soft-page-break/></text:h>
      <text:list text:style-name="L1">
        <text:list-item text:start-value="1">
          <text:h text:style-name="P75" text:outline-level="1" text:restart-numbering="true" text:start-value="1">Diagnostics</text:h>
        </text:list-item>
      </text:list>
      <text:list text:style-name="L3">
        <text:list-item>
          <text:p text:style-name="P61"><text:span text:style-name="T1">root ssh keys not setup</text:span> -- If you <text:s/>are prompted for a password when ssh to the service node, then check to see if /root/.ssh has authorized_keys. <text:s text:c="2"/>If the directory does not exist or no keys, <text:s/>on the MN, <text:s/>run xdsh service -K, to exchange the ssh keys for root. <text:s/>You will be prompted for the root password, <text:s/>which should be the password you set for the key=system in the passwd table. <text:s text:c="2"/></text:p>
        </text:list-item>
        <text:list-item>
          <text:p text:style-name="P61"><text:span text:style-name="T1">XCAT rpms not on SN</text:span> --On the SN, <text:s/>run rpm -qa | grep xCAT and make sure the appropriate xCAT rpms are installed on the servicenode. <text:s text:c="2"/>See the list of xCAT rpms in <text:reference-ref text:reference-format="text" text:ref-name="1.1Set Up the Service Nodes for diskfull Installation">Set Up the Service Nodes for diskfull Installation</text:reference-ref>. <text:s/>If rpms missing check your install setup as outlined in <text:reference-ref text:reference-format="text" text:ref-name="1.1Build the Service Node Stateless Image">Build the Service Node Stateless Image</text:reference-ref> for diskless or <text:reference-ref text:reference-format="text" text:ref-name="1.1Set Up the Service Nodes for diskfull Installation">Set Up the Service Nodes for diskfull Installation</text:reference-ref> for diskfull installs. </text:p>
        </text:list-item>
        <text:list-item>
          <text:p text:style-name="P61"><text:span text:style-name="T1">Error finding the database/starting xcatd </text:span>-- If on the Service node when you run tabdump site, <text:s/>you get “Connection failure: IO::Socket::SSL: connect: Connection refused at /opt/xcat/lib/perl/xCAT/Client.pm line 150.” <text:s text:c="2"/>Then restart the xcatd daemon and see if it passes by running the command: service xcatd restart. <text:s text:c="2"/>If it fails with the same error, then</text:p>
          <text:p text:style-name="P61">check to see if /etc/xcat/cfgloc file exists. <text:s/>It should exist and be the same as /etc/xcat/cfgloc on the MN. If it is not there, copy it from the MN to the SN. <text:s/>The run service xcatd restart. This indicates the servicenode postscripts did not complete successfully. <text:s/>Check to see your postscripts table was setup correctly in <text:reference-ref text:reference-format="text" text:ref-name="1.1.1Add Service Nodes postscripts to the postscripts table">Add Service Nodes postscripts to the postscripts table</text:reference-ref>.</text:p>
        </text:list-item>
        <text:list-item>
          <text:p text:style-name="P61"><text:span text:style-name="T1">Error accessing database/starting <text:s/>xcatd credential failure</text:span>-- If you run tabdump site on the servicenode and you get “Connection failure: IO::Socket::SSL: SSL connect attempt failed because of handshake problemserror:14094418:SSL routines:SSL3_READ_BYTES:tlsv1 alert unknown ca at /opt/xcat/lib/perl/xCAT/Client.pm line 150.”, <text:s text:c="2"/>check /etc/xcat/cert. <text:s text:c="3"/>The directory should contain the files ca.pem <text:s/>and server-cred.pem. <text:s text:c="2"/>These were suppose to transfer from the MN /etc/xcat/cert directory during the install. <text:s/>Also check the /etc/xcat/ca directory. <text:s/>This directory should contain most files from the /etc/xcat/ca directory on the MN. You can manually copy them from the MN to the SN, recursively. <text:s text:c="2"/>This indicates the the servicenode postscripts did not complete successfully. Check to see your postscripts table was setup correctly in <text:reference-ref text:reference-format="text" text:ref-name="1.1.1Add Service Nodes postscripts to the postscripts table">Add Service Nodes postscripts to the postscripts table</text:reference-ref>. <text:s/>Again service xcatd restart and try the tabdump site again. </text:p>
        </text:list-item>
        <text:list-item>
          <text:p text:style-name="P61"><text:span text:style-name="T1">Missing ssh hostkeys --</text:span> Check to see if /etc/xcat/hostkeys on the SN, has the same files as /etc/xcat/hostkeys on the MN. <text:s/>These are the ssh keys that will be installed on the compute nodes, so root can ssh between <text:s/>compute nodes without password prompting. <text:s text:c="2"/>If they are not there copy them from the MN to the SN. <text:s/>Again, <text:s/>these should have been setup by the servicenode postscripts.</text:p>
          <text:p text:style-name="P61"><text:s text:c="17"/></text:p>
        </text:list-item>
      </text:list>
      <text:p text:style-name="Standard"/>
      <text:p text:style-name="Standard"/>
      <text:list text:style-name="L1">
        <text:list-item text:start-value="1">
          <text:h text:style-name="P75" text:outline-level="1" text:restart-numbering="true" text:start-value="1">Migrating a Management Node to a Service Node</text:h>
        </text:list-item>
      </text:list>
      <text:p text:style-name="Standard">If you find you want to convert an existing Management Node to a Service Node, <text:s/>you need to work with the xCAT team. <text:s text:c="2"/>It is recommended for now, <text:s/>to backup your database, setup you new Management Server, <text:s/>and restore your database into it. <text:s text:c="3"/>Take the old Management Node and remove <text:soft-page-break/>xCAT <text:s/>and all xCAT directories, and your database. <text:s/>See <text:s/><text:a xlink:type="simple" xlink:href="https://xcat.svn.sourceforge.net/svnroot/xcat/xcat-core/trunk/xCAT-client/share/doc/xCAT2Uninstall.pdf">Uninstalling xCAT2 <text:s/>documentation</text:a> , and then follow the process for setting up a SN as if it is a new node. </text:p>
      <text:p text:style-name="Standard"/>
      <text:list text:style-name="L1" text:continue-numbering="true">
        <text:list-item>
          <text:h text:style-name="P75" text:outline-level="1">Install or Stateless Boot the Service Nodes on AIX</text:h>
        </text:list-item>
      </text:list>
      <text:p text:style-name="Standard"/>
      <text:p text:style-name="P25"><text:span text:style-name="T12">For <text:s/>the installation and update of service nodes in an AIX cluster, <text:s/>refer to the documentation in <text:s/></text:span><text:a xlink:type="simple" xlink:href="https://xcat.svn.sourceforge.net/svnroot/xcat/xcat-core/trunk/xCAT-client/share/doc/xCAT2onAIXServiceNodes.pdf"><text:span text:style-name="T12">xCAT2onAIXServiceNodes.</text:span></text:a></text:p>
      <text:list text:style-name="L1" text:continue-numbering="true">
        <text:list-item>
          <text:h text:style-name="P75" text:outline-level="1">References</text:h>
        </text:list-item>
      </text:list>
      <text:p text:style-name="Standard"/>
      <text:list text:style-name="L1" text:continue-numbering="true">
        <text:list-header>
          <text:p text:style-name="P69">The <text:a xlink:type="simple" xlink:href="https://xcat.svn.sourceforge.net/svnroot/xcat/xcat-core/trunk/xCAT-client/share/doc/xCAT2advanced.pdf">xCAT advanced Cookbook</text:a> gives you a detailed example of setting up hierarchy on a Linux Cluster. </text:p>
          <text:p text:style-name="P69">The <text:a xlink:type="simple" xlink:href="https://xcat.svn.sourceforge.net/svnroot/xcat/xcat-core/trunk/xCAT-client/share/doc/xCAT2onAIXServiceNodes.pdf">xCAT2onAIXServiceNodes</text:a> gives you a detailed example of setting up hierarchy on an AIX cluster. </text:p>
          <text:p text:style-name="P69">The <text:a xlink:type="simple" xlink:href="https://xcat.svn.sourceforge.net/svnroot/xcat/xcat-core/trunk/xCAT-client/share/doc/xCAT2-updatenode.pdf">xCAT2-updatenode</text:a> <text:s/>doc gives you details on using updatenode to update your install and sync your configuration files on the node.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11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How-To setup Hierarchy in xCAT2</dc:title>
    <meta:initial-creator>IBM_USER</meta:initial-creator>
    <meta:creation-date>2008-03-11T09:00:00</meta:creation-date>
    <dc:date>2010-08-30T09:02:25</dc:date>
    <meta:printed-by>Egan Ford</meta:printed-by>
    <meta:print-date>2008-05-08T10:26:10</meta:print-date>
    <meta:editing-cycles>370</meta:editing-cycles>
    <meta:editing-duration>P9DT14H20M0S</meta:editing-duration>
    <meta:user-defined meta:name="Info 1"/>
    <meta:user-defined meta:name="Info 2"/>
    <meta:user-defined meta:name="Info 3"/>
    <meta:user-defined meta:name="Info 4"/>
    <meta:document-statistic meta:table-count="0" meta:image-count="0" meta:object-count="0" meta:page-count="17" meta:paragraph-count="343" meta:word-count="5282" meta:character-count="32173"/>
  </office:meta>
</office:document-meta>
</file>